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Courier 10 Pitch" svg:font-family="Courier 10 Pitch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ableColumn3" style:family="table-column">
      <style:table-column-properties style:column-width="4.5138in" style:use-optimal-column-width="false"/>
    </style:style>
    <style:style style:name="Table2" style:family="table">
      <style:table-properties style:width="4.5138in" fo:margin-left="0in" table:align="center"/>
    </style:style>
    <style:style style:name="TableRow4" style:family="table-row">
      <style:table-row-properties style:min-row-height="2.618in" style:use-optimal-row-height="false"/>
    </style:style>
    <style:style style:name="TableCell5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6" style:parent-style-name="AralıkYok" style:family="paragraph">
      <style:paragraph-properties fo:text-align="center"/>
    </style:style>
    <style:style style:name="T7" style:parent-style-name="VarsayılanParagrafYazıTipi" style:family="text">
      <style:text-properties style:font-name="Cambria" fo:font-size="20pt" style:font-size-asian="20pt" style:font-size-complex="20pt" fo:language="en" fo:country="US"/>
    </style:style>
    <style:style style:name="P8" style:parent-style-name="AralıkYok" style:family="paragraph">
      <style:paragraph-properties fo:text-align="center"/>
    </style:style>
    <style:style style:name="P9" style:parent-style-name="AralıkYok" style:family="paragraph">
      <style:paragraph-properties fo:text-align="center"/>
    </style:style>
    <style:style style:name="T10" style:parent-style-name="VarsayılanParagrafYazıTipi" style:family="text">
      <style:text-properties style:font-name="Cambria" fo:font-size="16pt" style:font-size-asian="16pt" style:font-size-complex="16pt" fo:language="en" fo:country="US"/>
    </style:style>
    <style:style style:name="P11" style:parent-style-name="AralıkYok" style:family="paragraph">
      <style:paragraph-properties fo:text-align="center"/>
    </style:style>
    <style:style style:name="P12" style:parent-style-name="AralıkYok" style:family="paragraph">
      <style:paragraph-properties fo:text-align="center"/>
    </style:style>
    <style:style style:name="P13" style:parent-style-name="Heading1" style:family="paragraph">
      <style:paragraph-properties fo:break-before="page"/>
    </style:style>
    <style:style style:name="P14" style:parent-style-name="Heading2" style:family="paragraph"/>
    <style:style style:name="P15" style:parent-style-name="Standard" style:family="paragraph">
      <style:paragraph-properties fo:margin-bottom="0in" style:line-height-at-least="0.0694in"/>
    </style:style>
    <style:style style:name="P16" style:parent-style-name="Standard" style:family="paragraph">
      <style:paragraph-properties fo:margin-bottom="0in" style:line-height-at-least="0.0694in"/>
    </style:style>
    <style:style style:name="P17" style:parent-style-name="Standard" style:family="paragraph">
      <style:paragraph-properties fo:margin-bottom="0in" style:line-height-at-least="0.0694in"/>
    </style:style>
    <style:style style:name="P18" style:parent-style-name="Standard" style:family="paragraph">
      <style:paragraph-properties fo:margin-bottom="0in" style:line-height-at-least="0.0694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margin-bottom="0in" style:line-height-at-least="0.0694in"/>
      <style:text-properties fo:font-weight="bold" style:font-weight-asian="bold" style:font-weight-complex="bold"/>
    </style:style>
    <style:style style:name="P20" style:parent-style-name="Standard" style:family="paragraph">
      <style:paragraph-properties fo:margin-bottom="0in" style:line-height-at-least="0.0694in"/>
      <style:text-properties fo:font-weight="bold" style:font-weight-asian="bold" style:font-weight-complex="bold"/>
    </style:style>
    <style:style style:name="P21" style:parent-style-name="Standard" style:family="paragraph">
      <style:paragraph-properties fo:margin-bottom="0in" style:line-height-at-least="0.0694in"/>
    </style:style>
    <style:style style:name="T22" style:parent-style-name="DefaultParagraphFont" style:family="text">
      <style:text-properties style:font-name="Courier 10 Pitch" fo:font-size="11pt" style:font-size-asian="11pt" style:font-size-complex="11pt"/>
    </style:style>
    <style:style style:name="P23" style:parent-style-name="Standard" style:family="paragraph">
      <style:paragraph-properties fo:margin-bottom="0in" style:line-height-at-least="0.0694in"/>
    </style:style>
    <style:style style:name="P24" style:parent-style-name="Standard" style:family="paragraph">
      <style:paragraph-properties fo:margin-bottom="0in" style:line-height-at-least="0.0694in"/>
      <style:text-properties fo:font-weight="bold" style:font-weight-asian="bold" style:font-weight-complex="bold"/>
    </style:style>
    <style:style style:name="P25" style:parent-style-name="Standard" style:family="paragraph">
      <style:paragraph-properties fo:margin-bottom="0in" style:line-height-at-least="0.0694in"/>
    </style:style>
    <style:style style:name="T26" style:parent-style-name="DefaultParagraphFont" style:family="text">
      <style:text-properties style:font-name="Courier 10 Pitch" fo:font-size="11pt" style:font-size-asian="11pt" style:font-size-complex="11pt"/>
    </style:style>
    <style:style style:name="P27" style:parent-style-name="Standard" style:family="paragraph">
      <style:paragraph-properties fo:margin-bottom="0in" style:line-height-at-least="0.0694in"/>
    </style:style>
    <style:style style:name="P28" style:parent-style-name="Standard" style:family="paragraph">
      <style:paragraph-properties fo:margin-bottom="0in" style:line-height-at-least="0.0694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margin-bottom="0in" style:line-height-at-least="0.0694in"/>
    </style:style>
    <style:style style:name="P30" style:parent-style-name="Standard" style:family="paragraph">
      <style:paragraph-properties fo:margin-bottom="0in" style:line-height-at-least="0.0694in"/>
      <style:text-properties fo:font-weight="bold" style:font-weight-asian="bold" style:font-weight-complex="bold"/>
    </style:style>
    <style:style style:name="P31" style:parent-style-name="Standard" style:family="paragraph">
      <style:paragraph-properties fo:margin-bottom="0in" style:line-height-at-least="0.0694in"/>
    </style:style>
    <style:style style:name="T32" style:parent-style-name="DefaultParagraphFont" style:family="text">
      <style:text-properties style:font-name="Courier 10 Pitch" fo:font-size="10pt" style:font-size-asian="10pt" style:font-size-complex="10pt"/>
    </style:style>
    <style:style style:name="P33" style:parent-style-name="Standard" style:family="paragraph">
      <style:paragraph-properties fo:margin-bottom="0in" style:line-height-at-least="0.0694in"/>
    </style:style>
    <style:style style:name="P34" style:parent-style-name="Standard" style:family="paragraph">
      <style:paragraph-properties fo:margin-bottom="0in" style:line-height-at-least="0.0694in"/>
      <style:text-properties fo:font-weight="bold" style:font-weight-asian="bold" style:font-weight-complex="bold"/>
    </style:style>
    <style:style style:name="P35" style:parent-style-name="Standard" style:family="paragraph">
      <style:paragraph-properties fo:margin-bottom="0in" style:line-height-at-least="0.0694in"/>
    </style:style>
    <style:style style:name="T36" style:parent-style-name="DefaultParagraphFont" style:family="text">
      <style:text-properties style:font-name="Courier 10 Pitch" fo:font-size="10pt" style:font-size-asian="10pt" style:font-size-complex="10pt"/>
    </style:style>
    <style:style style:name="P37" style:parent-style-name="Standard" style:family="paragraph">
      <style:paragraph-properties fo:margin-bottom="0in" style:line-height-at-least="0.0694in"/>
    </style:style>
    <style:style style:name="P38" style:parent-style-name="Standard" style:family="paragraph">
      <style:paragraph-properties fo:margin-bottom="0in" style:line-height-at-least="0.0694in"/>
    </style:style>
    <style:style style:name="P39" style:parent-style-name="Standard" style:family="paragraph">
      <style:paragraph-properties fo:margin-bottom="0in" style:line-height-at-least="0.0694in"/>
    </style:style>
    <style:style style:name="P40" style:parent-style-name="Heading2" style:family="paragraph"/>
    <style:style style:name="T41" style:parent-style-name="VarsayılanParagrafYazıTipi" style:family="text">
      <style:text-properties fo:font-weight="bold" style:font-weight-asian="bold" style:font-weight-complex="bold"/>
    </style:style>
    <style:style style:name="T42" style:parent-style-name="VarsayılanParagrafYazıTipi" style:family="text">
      <style:text-properties fo:font-weight="bold" style:font-weight-asian="bold"/>
    </style:style>
    <style:style style:name="T43" style:parent-style-name="VarsayılanParagrafYazıTipi" style:family="text">
      <style:text-properties fo:font-weight="bold" style:font-weight-asian="bold" style:font-weight-complex="bold"/>
    </style:style>
    <style:style style:name="T44" style:parent-style-name="VarsayılanParagrafYazıTipi" style:family="text">
      <style:text-properties fo:font-weight="bold" style:font-weight-asian="bold" style:language-asian="tr" style:country-asian="TR"/>
    </style:style>
    <style:style style:name="T45" style:parent-style-name="VarsayılanParagrafYazıTipi" style:family="text">
      <style:text-properties style:language-asian="tr" style:country-asian="TR"/>
    </style:style>
    <style:style style:name="TableColumn47" style:family="table-column">
      <style:table-column-properties style:column-width="7.6354in" style:use-optimal-column-width="false"/>
    </style:style>
    <style:style style:name="Table46" style:family="table">
      <style:table-properties style:width="7.6354in" fo:margin-left="-0.6201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34in solid #000001" fo:background-color="#E6E6E6" style:writing-mode="lr-tb" fo:padding-top="0in" fo:padding-left="0.075in" fo:padding-bottom="0in" fo:padding-right="0.075in"/>
    </style:style>
    <style:style style:name="P50" style:parent-style-name="PreformattedText" style:family="paragraph">
      <style:paragraph-properties style:line-height-at-least="0.0694in"/>
      <style:text-properties fo:color="#008000" fo:font-size="9pt" style:font-size-asian="9pt" style:font-size-complex="9pt"/>
    </style:style>
    <style:style style:name="T51" style:parent-style-name="DefaultParagraphFont" style:family="text">
      <style:text-properties fo:color="#000080"/>
    </style:style>
    <style:style style:name="T52" style:parent-style-name="DefaultParagraphFont" style:family="text">
      <style:text-properties fo:color="#C0C0C0"/>
    </style:style>
    <style:style style:name="T53" style:parent-style-name="DefaultParagraphFont" style:family="text">
      <style:text-properties fo:color="#008000"/>
    </style:style>
    <style:style style:name="T54" style:parent-style-name="DefaultParagraphFont" style:family="text">
      <style:text-properties fo:color="#000080"/>
    </style:style>
    <style:style style:name="T55" style:parent-style-name="DefaultParagraphFont" style:family="text">
      <style:text-properties fo:color="#C0C0C0"/>
    </style:style>
    <style:style style:name="T56" style:parent-style-name="DefaultParagraphFont" style:family="text">
      <style:text-properties fo:color="#008000"/>
    </style:style>
    <style:style style:name="T57" style:parent-style-name="DefaultParagraphFont" style:family="text">
      <style:text-properties fo:color="#000080"/>
    </style:style>
    <style:style style:name="T58" style:parent-style-name="DefaultParagraphFont" style:family="text">
      <style:text-properties fo:color="#C0C0C0"/>
    </style:style>
    <style:style style:name="T59" style:parent-style-name="DefaultParagraphFont" style:family="text">
      <style:text-properties fo:color="#008000"/>
    </style:style>
    <style:style style:name="P60" style:parent-style-name="PreformattedText" style:family="paragraph">
      <style:text-properties fo:color="#008000"/>
    </style:style>
    <style:style style:name="T61" style:parent-style-name="DefaultParagraphFont" style:family="text">
      <style:text-properties fo:color="#000080"/>
    </style:style>
    <style:style style:name="T62" style:parent-style-name="DefaultParagraphFont" style:family="text">
      <style:text-properties fo:color="#C0C0C0"/>
    </style:style>
    <style:style style:name="T63" style:parent-style-name="DefaultParagraphFont" style:family="text">
      <style:text-properties fo:color="#008000"/>
    </style:style>
    <style:style style:name="P64" style:parent-style-name="PreformattedText" style:family="paragraph">
      <style:text-properties fo:color="#008000"/>
    </style:style>
    <style:style style:name="T65" style:parent-style-name="DefaultParagraphFont" style:family="text">
      <style:text-properties fo:color="#000080"/>
    </style:style>
    <style:style style:name="T66" style:parent-style-name="DefaultParagraphFont" style:family="text">
      <style:text-properties fo:color="#C0C0C0"/>
    </style:style>
    <style:style style:name="T67" style:parent-style-name="DefaultParagraphFont" style:family="text">
      <style:text-properties fo:color="#008000"/>
    </style:style>
    <style:style style:name="P68" style:parent-style-name="PreformattedText" style:family="paragraph">
      <style:paragraph-properties fo:margin-bottom="0.1965in"/>
      <style:text-properties fo:color="#008000"/>
    </style:style>
    <style:style style:name="T69" style:parent-style-name="DefaultParagraphFont" style:family="text">
      <style:text-properties fo:color="#808000"/>
    </style:style>
    <style:style style:name="T70" style:parent-style-name="DefaultParagraphFont" style:family="text">
      <style:text-properties fo:color="#C0C0C0"/>
    </style:style>
    <style:style style:name="T71" style:parent-style-name="DefaultParagraphFont" style:family="text">
      <style:text-properties fo:color="#800080"/>
    </style:style>
    <style:style style:name="T72" style:parent-style-name="DefaultParagraphFont" style:family="text">
      <style:text-properties fo:color="#C0C0C0"/>
    </style:style>
    <style:style style:name="T73" style:parent-style-name="DefaultParagraphFont" style:family="text">
      <style:text-properties fo:color="#000000"/>
    </style:style>
    <style:style style:name="T74" style:parent-style-name="DefaultParagraphFont" style:family="text">
      <style:text-properties fo:color="#C0C0C0"/>
    </style:style>
    <style:style style:name="T75" style:parent-style-name="DefaultParagraphFont" style:family="text">
      <style:text-properties fo:color="#808000"/>
    </style:style>
    <style:style style:name="T76" style:parent-style-name="DefaultParagraphFont" style:family="text">
      <style:text-properties fo:color="#C0C0C0"/>
    </style:style>
    <style:style style:name="T77" style:parent-style-name="DefaultParagraphFont" style:family="text">
      <style:text-properties fo:color="#800000"/>
    </style:style>
    <style:style style:name="T78" style:parent-style-name="DefaultParagraphFont" style:family="text">
      <style:text-properties fo:color="#000000"/>
    </style:style>
    <style:style style:name="T79" style:parent-style-name="DefaultParagraphFont" style:family="text">
      <style:text-properties fo:color="#C0C0C0"/>
    </style:style>
    <style:style style:name="T80" style:parent-style-name="DefaultParagraphFont" style:family="text">
      <style:text-properties fo:color="#808000"/>
    </style:style>
    <style:style style:name="T81" style:parent-style-name="DefaultParagraphFont" style:family="text">
      <style:text-properties fo:color="#C0C0C0"/>
    </style:style>
    <style:style style:name="T82" style:parent-style-name="DefaultParagraphFont" style:family="text">
      <style:text-properties fo:color="#800000"/>
    </style:style>
    <style:style style:name="T83" style:parent-style-name="DefaultParagraphFont" style:family="text">
      <style:text-properties fo:color="#000000"/>
    </style:style>
    <style:style style:name="T84" style:parent-style-name="DefaultParagraphFont" style:family="text">
      <style:text-properties fo:color="#000080"/>
    </style:style>
    <style:style style:name="T85" style:parent-style-name="DefaultParagraphFont" style:family="text">
      <style:text-properties fo:color="#000000"/>
    </style:style>
    <style:style style:name="P86" style:parent-style-name="PreformattedText" style:family="paragraph">
      <style:text-properties fo:color="#000000"/>
    </style:style>
    <style:style style:name="T87" style:parent-style-name="DefaultParagraphFont" style:family="text">
      <style:text-properties fo:color="#000080"/>
    </style:style>
    <style:style style:name="T88" style:parent-style-name="DefaultParagraphFont" style:family="text">
      <style:text-properties fo:color="#C0C0C0"/>
    </style:style>
    <style:style style:name="T89" style:parent-style-name="DefaultParagraphFont" style:family="text">
      <style:text-properties fo:color="#C0C0C0"/>
    </style:style>
    <style:style style:name="T90" style:parent-style-name="DefaultParagraphFont" style:family="text">
      <style:text-properties fo:color="#808000"/>
    </style:style>
    <style:style style:name="T91" style:parent-style-name="DefaultParagraphFont" style:family="text">
      <style:text-properties fo:color="#000000"/>
    </style:style>
    <style:style style:name="T92" style:parent-style-name="DefaultParagraphFont" style:family="text">
      <style:text-properties fo:color="#808000"/>
    </style:style>
    <style:style style:name="T93" style:parent-style-name="DefaultParagraphFont" style:family="text">
      <style:text-properties fo:color="#C0C0C0"/>
    </style:style>
    <style:style style:name="T94" style:parent-style-name="DefaultParagraphFont" style:family="text">
      <style:text-properties fo:color="#000000"/>
    </style:style>
    <style:style style:name="T95" style:parent-style-name="DefaultParagraphFont" style:family="text">
      <style:text-properties fo:color="#808000"/>
    </style:style>
    <style:style style:name="T96" style:parent-style-name="DefaultParagraphFont" style:family="text">
      <style:text-properties fo:color="#C0C0C0"/>
    </style:style>
    <style:style style:name="T97" style:parent-style-name="DefaultParagraphFont" style:family="text">
      <style:text-properties fo:color="#808000"/>
    </style:style>
    <style:style style:name="T98" style:parent-style-name="DefaultParagraphFont" style:family="text">
      <style:text-properties fo:color="#C0C0C0"/>
    </style:style>
    <style:style style:name="T99" style:parent-style-name="DefaultParagraphFont" style:family="text">
      <style:text-properties fo:color="#800080"/>
    </style:style>
    <style:style style:name="T100" style:parent-style-name="DefaultParagraphFont" style:family="text">
      <style:text-properties fo:color="#C0C0C0"/>
    </style:style>
    <style:style style:name="T101" style:parent-style-name="DefaultParagraphFont" style:family="text">
      <style:text-properties fo:color="#800080"/>
    </style:style>
    <style:style style:name="T102" style:parent-style-name="DefaultParagraphFont" style:family="text">
      <style:text-properties fo:color="#000000"/>
    </style:style>
    <style:style style:name="T103" style:parent-style-name="DefaultParagraphFont" style:family="text">
      <style:text-properties fo:color="#808000"/>
    </style:style>
    <style:style style:name="T104" style:parent-style-name="DefaultParagraphFont" style:family="text">
      <style:text-properties fo:color="#C0C0C0"/>
    </style:style>
    <style:style style:name="T105" style:parent-style-name="DefaultParagraphFont" style:family="text">
      <style:text-properties fo:color="#000000"/>
    </style:style>
    <style:style style:name="T106" style:parent-style-name="DefaultParagraphFont" style:family="text">
      <style:text-properties fo:color="#800080"/>
    </style:style>
    <style:style style:name="T107" style:parent-style-name="DefaultParagraphFont" style:family="text">
      <style:text-properties fo:color="#C0C0C0"/>
    </style:style>
    <style:style style:name="T108" style:parent-style-name="DefaultParagraphFont" style:family="text">
      <style:text-properties fo:color="#000000"/>
    </style:style>
    <style:style style:name="T109" style:parent-style-name="DefaultParagraphFont" style:family="text">
      <style:text-properties fo:color="#808000"/>
    </style:style>
    <style:style style:name="T110" style:parent-style-name="DefaultParagraphFont" style:family="text">
      <style:text-properties fo:color="#C0C0C0"/>
    </style:style>
    <style:style style:name="T111" style:parent-style-name="DefaultParagraphFont" style:family="text">
      <style:text-properties fo:color="#000000"/>
    </style:style>
    <style:style style:name="T112" style:parent-style-name="DefaultParagraphFont" style:family="text">
      <style:text-properties fo:color="#800080"/>
    </style:style>
    <style:style style:name="T113" style:parent-style-name="DefaultParagraphFont" style:family="text">
      <style:text-properties fo:color="#C0C0C0"/>
    </style:style>
    <style:style style:name="T114" style:parent-style-name="DefaultParagraphFont" style:family="text">
      <style:text-properties fo:color="#000000"/>
    </style:style>
    <style:style style:name="T115" style:parent-style-name="DefaultParagraphFont" style:family="text">
      <style:text-properties fo:color="#000000"/>
    </style:style>
    <style:style style:name="T116" style:parent-style-name="DefaultParagraphFont" style:family="text">
      <style:text-properties fo:color="#C0C0C0"/>
    </style:style>
    <style:style style:name="T117" style:parent-style-name="DefaultParagraphFont" style:family="text">
      <style:text-properties fo:color="#808000"/>
    </style:style>
    <style:style style:name="T118" style:parent-style-name="DefaultParagraphFont" style:family="text">
      <style:text-properties fo:color="#C0C0C0"/>
    </style:style>
    <style:style style:name="T119" style:parent-style-name="DefaultParagraphFont" style:family="text">
      <style:text-properties fo:color="#000000"/>
    </style:style>
    <style:style style:name="T120" style:parent-style-name="DefaultParagraphFont" style:family="text">
      <style:text-properties fo:color="#C0C0C0"/>
    </style:style>
    <style:style style:name="T121" style:parent-style-name="DefaultParagraphFont" style:family="text">
      <style:text-properties fo:color="#808000"/>
    </style:style>
    <style:style style:name="T122" style:parent-style-name="DefaultParagraphFont" style:family="text">
      <style:text-properties fo:color="#C0C0C0"/>
    </style:style>
    <style:style style:name="T123" style:parent-style-name="DefaultParagraphFont" style:family="text">
      <style:text-properties fo:color="#000000"/>
    </style:style>
    <style:style style:name="T124" style:parent-style-name="DefaultParagraphFont" style:family="text">
      <style:text-properties fo:color="#000000"/>
    </style:style>
    <style:style style:name="T125" style:parent-style-name="DefaultParagraphFont" style:family="text">
      <style:text-properties fo:color="#808000"/>
    </style:style>
    <style:style style:name="T126" style:parent-style-name="DefaultParagraphFont" style:family="text">
      <style:text-properties fo:color="#C0C0C0"/>
    </style:style>
    <style:style style:name="T127" style:parent-style-name="DefaultParagraphFont" style:family="text">
      <style:text-properties fo:color="#000000"/>
    </style:style>
    <style:style style:name="T128" style:parent-style-name="DefaultParagraphFont" style:family="text">
      <style:text-properties fo:color="#808000"/>
    </style:style>
    <style:style style:name="T129" style:parent-style-name="DefaultParagraphFont" style:family="text">
      <style:text-properties fo:color="#C0C0C0"/>
    </style:style>
    <style:style style:name="T130" style:parent-style-name="DefaultParagraphFont" style:family="text">
      <style:text-properties fo:color="#000000"/>
    </style:style>
    <style:style style:name="T131" style:parent-style-name="DefaultParagraphFont" style:family="text">
      <style:text-properties fo:color="#000000"/>
    </style:style>
    <style:style style:name="T132" style:parent-style-name="DefaultParagraphFont" style:family="text">
      <style:text-properties fo:color="#808000"/>
    </style:style>
    <style:style style:name="T133" style:parent-style-name="DefaultParagraphFont" style:family="text">
      <style:text-properties fo:color="#C0C0C0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fo:color="#000000"/>
    </style:style>
    <style:style style:name="T136" style:parent-style-name="DefaultParagraphFont" style:family="text">
      <style:text-properties fo:color="#800080"/>
    </style:style>
    <style:style style:name="T137" style:parent-style-name="DefaultParagraphFont" style:family="text">
      <style:text-properties fo:color="#C0C0C0"/>
    </style:style>
    <style:style style:name="T138" style:parent-style-name="DefaultParagraphFont" style:family="text">
      <style:text-properties fo:color="#000000"/>
    </style:style>
    <style:style style:name="T139" style:parent-style-name="DefaultParagraphFont" style:family="text">
      <style:text-properties fo:color="#000000"/>
    </style:style>
    <style:style style:name="T140" style:parent-style-name="DefaultParagraphFont" style:family="text">
      <style:text-properties fo:color="#C0C0C0"/>
    </style:style>
    <style:style style:name="T141" style:parent-style-name="DefaultParagraphFont" style:family="text">
      <style:text-properties fo:color="#808000"/>
    </style:style>
    <style:style style:name="T142" style:parent-style-name="DefaultParagraphFont" style:family="text">
      <style:text-properties fo:color="#C0C0C0"/>
    </style:style>
    <style:style style:name="T143" style:parent-style-name="DefaultParagraphFont" style:family="text">
      <style:text-properties fo:color="#000000"/>
    </style:style>
    <style:style style:name="T144" style:parent-style-name="DefaultParagraphFont" style:family="text">
      <style:text-properties fo:color="#C0C0C0"/>
    </style:style>
    <style:style style:name="T145" style:parent-style-name="DefaultParagraphFont" style:family="text">
      <style:text-properties fo:color="#808000"/>
    </style:style>
    <style:style style:name="T146" style:parent-style-name="DefaultParagraphFont" style:family="text">
      <style:text-properties fo:color="#C0C0C0"/>
    </style:style>
    <style:style style:name="T147" style:parent-style-name="DefaultParagraphFont" style:family="text">
      <style:text-properties fo:color="#000000"/>
    </style:style>
    <style:style style:name="T148" style:parent-style-name="DefaultParagraphFont" style:family="text">
      <style:text-properties fo:color="#000000"/>
    </style:style>
    <style:style style:name="T149" style:parent-style-name="DefaultParagraphFont" style:family="text">
      <style:text-properties fo:color="#808000"/>
    </style:style>
    <style:style style:name="T150" style:parent-style-name="DefaultParagraphFont" style:family="text">
      <style:text-properties fo:color="#C0C0C0"/>
    </style:style>
    <style:style style:name="T151" style:parent-style-name="DefaultParagraphFont" style:family="text">
      <style:text-properties fo:color="#000000"/>
    </style:style>
    <style:style style:name="T152" style:parent-style-name="DefaultParagraphFont" style:family="text">
      <style:text-properties fo:color="#808000"/>
    </style:style>
    <style:style style:name="T153" style:parent-style-name="DefaultParagraphFont" style:family="text">
      <style:text-properties fo:color="#C0C0C0"/>
    </style:style>
    <style:style style:name="T154" style:parent-style-name="DefaultParagraphFont" style:family="text">
      <style:text-properties fo:color="#000000"/>
    </style:style>
    <style:style style:name="T155" style:parent-style-name="DefaultParagraphFont" style:family="text">
      <style:text-properties fo:color="#000000"/>
    </style:style>
    <style:style style:name="T156" style:parent-style-name="DefaultParagraphFont" style:family="text">
      <style:text-properties fo:color="#808000"/>
    </style:style>
    <style:style style:name="T157" style:parent-style-name="DefaultParagraphFont" style:family="text">
      <style:text-properties fo:color="#C0C0C0"/>
    </style:style>
    <style:style style:name="T158" style:parent-style-name="DefaultParagraphFont" style:family="text">
      <style:text-properties fo:color="#000000"/>
    </style:style>
    <style:style style:name="T159" style:parent-style-name="DefaultParagraphFont" style:family="text">
      <style:text-properties fo:color="#800080"/>
    </style:style>
    <style:style style:name="T160" style:parent-style-name="DefaultParagraphFont" style:family="text">
      <style:text-properties fo:color="#C0C0C0"/>
    </style:style>
    <style:style style:name="T161" style:parent-style-name="DefaultParagraphFont" style:family="text">
      <style:text-properties fo:color="#000000"/>
    </style:style>
    <style:style style:name="T162" style:parent-style-name="DefaultParagraphFont" style:family="text">
      <style:text-properties fo:color="#000000"/>
    </style:style>
    <style:style style:name="T163" style:parent-style-name="DefaultParagraphFont" style:family="text">
      <style:text-properties fo:color="#C0C0C0"/>
    </style:style>
    <style:style style:name="T164" style:parent-style-name="DefaultParagraphFont" style:family="text">
      <style:text-properties fo:color="#808000"/>
    </style:style>
    <style:style style:name="T165" style:parent-style-name="DefaultParagraphFont" style:family="text">
      <style:text-properties fo:color="#C0C0C0"/>
    </style:style>
    <style:style style:name="T166" style:parent-style-name="DefaultParagraphFont" style:family="text">
      <style:text-properties fo:color="#000000"/>
    </style:style>
    <style:style style:name="T167" style:parent-style-name="DefaultParagraphFont" style:family="text">
      <style:text-properties fo:color="#C0C0C0"/>
    </style:style>
    <style:style style:name="T168" style:parent-style-name="DefaultParagraphFont" style:family="text">
      <style:text-properties fo:color="#808000"/>
    </style:style>
    <style:style style:name="T169" style:parent-style-name="DefaultParagraphFont" style:family="text">
      <style:text-properties fo:color="#C0C0C0"/>
    </style:style>
    <style:style style:name="T170" style:parent-style-name="DefaultParagraphFont" style:family="text">
      <style:text-properties fo:color="#000000"/>
    </style:style>
    <style:style style:name="T171" style:parent-style-name="DefaultParagraphFont" style:family="text">
      <style:text-properties fo:color="#000000"/>
    </style:style>
    <style:style style:name="T172" style:parent-style-name="DefaultParagraphFont" style:family="text">
      <style:text-properties fo:color="#808000"/>
    </style:style>
    <style:style style:name="T173" style:parent-style-name="DefaultParagraphFont" style:family="text">
      <style:text-properties fo:color="#C0C0C0"/>
    </style:style>
    <style:style style:name="T174" style:parent-style-name="DefaultParagraphFont" style:family="text">
      <style:text-properties fo:color="#000000"/>
    </style:style>
    <style:style style:name="T175" style:parent-style-name="DefaultParagraphFont" style:family="text">
      <style:text-properties fo:color="#808000"/>
    </style:style>
    <style:style style:name="T176" style:parent-style-name="DefaultParagraphFont" style:family="text">
      <style:text-properties fo:color="#C0C0C0"/>
    </style:style>
    <style:style style:name="T177" style:parent-style-name="DefaultParagraphFont" style:family="text">
      <style:text-properties fo:color="#000000"/>
    </style:style>
    <style:style style:name="T178" style:parent-style-name="DefaultParagraphFont" style:family="text">
      <style:text-properties fo:color="#000000"/>
    </style:style>
    <style:style style:name="T179" style:parent-style-name="DefaultParagraphFont" style:family="text">
      <style:text-properties fo:color="#808000"/>
    </style:style>
    <style:style style:name="T180" style:parent-style-name="DefaultParagraphFont" style:family="text">
      <style:text-properties fo:color="#C0C0C0"/>
    </style:style>
    <style:style style:name="T181" style:parent-style-name="DefaultParagraphFont" style:family="text">
      <style:text-properties fo:color="#000000"/>
    </style:style>
    <style:style style:name="T182" style:parent-style-name="DefaultParagraphFont" style:family="text">
      <style:text-properties fo:color="#808000"/>
    </style:style>
    <style:style style:name="T183" style:parent-style-name="DefaultParagraphFont" style:family="text">
      <style:text-properties fo:color="#000000"/>
    </style:style>
    <style:style style:name="T184" style:parent-style-name="DefaultParagraphFont" style:family="text">
      <style:text-properties fo:color="#C0C0C0"/>
    </style:style>
    <style:style style:name="T185" style:parent-style-name="DefaultParagraphFont" style:family="text">
      <style:text-properties fo:color="#000000"/>
    </style:style>
    <style:style style:name="T186" style:parent-style-name="DefaultParagraphFont" style:family="text">
      <style:text-properties fo:color="#C0C0C0"/>
    </style:style>
    <style:style style:name="T187" style:parent-style-name="DefaultParagraphFont" style:family="text">
      <style:text-properties fo:color="#800080"/>
    </style:style>
    <style:style style:name="T188" style:parent-style-name="DefaultParagraphFont" style:family="text">
      <style:text-properties fo:color="#C0C0C0"/>
    </style:style>
    <style:style style:name="T189" style:parent-style-name="DefaultParagraphFont" style:family="text">
      <style:text-properties fo:color="#000000"/>
    </style:style>
    <style:style style:name="T190" style:parent-style-name="DefaultParagraphFont" style:family="text">
      <style:text-properties fo:color="#000080"/>
    </style:style>
    <style:style style:name="T191" style:parent-style-name="DefaultParagraphFont" style:family="text">
      <style:text-properties fo:color="#000000"/>
    </style:style>
    <style:style style:name="T192" style:parent-style-name="DefaultParagraphFont" style:family="text">
      <style:text-properties fo:color="#C0C0C0"/>
    </style:style>
    <style:style style:name="T193" style:parent-style-name="DefaultParagraphFont" style:family="text">
      <style:text-properties fo:color="#000000"/>
    </style:style>
    <style:style style:name="T194" style:parent-style-name="DefaultParagraphFont" style:family="text">
      <style:text-properties fo:color="#000080"/>
    </style:style>
    <style:style style:name="T195" style:parent-style-name="DefaultParagraphFont" style:family="text">
      <style:text-properties fo:color="#000000"/>
    </style:style>
    <style:style style:name="T196" style:parent-style-name="DefaultParagraphFont" style:family="text">
      <style:text-properties fo:color="#800000"/>
    </style:style>
    <style:style style:name="T197" style:parent-style-name="DefaultParagraphFont" style:family="text">
      <style:text-properties fo:color="#000000"/>
    </style:style>
    <style:style style:name="T198" style:parent-style-name="DefaultParagraphFont" style:family="text">
      <style:text-properties fo:color="#000080"/>
    </style:style>
    <style:style style:name="T199" style:parent-style-name="DefaultParagraphFont" style:family="text">
      <style:text-properties fo:color="#000000"/>
    </style:style>
    <style:style style:name="T200" style:parent-style-name="DefaultParagraphFont" style:family="text">
      <style:text-properties fo:color="#C0C0C0"/>
    </style:style>
    <style:style style:name="T201" style:parent-style-name="DefaultParagraphFont" style:family="text">
      <style:text-properties fo:color="#000000"/>
    </style:style>
    <style:style style:name="T202" style:parent-style-name="DefaultParagraphFont" style:family="text">
      <style:text-properties fo:color="#000080"/>
    </style:style>
    <style:style style:name="T203" style:parent-style-name="DefaultParagraphFont" style:family="text">
      <style:text-properties fo:color="#000000"/>
    </style:style>
    <style:style style:name="T204" style:parent-style-name="DefaultParagraphFont" style:family="text">
      <style:text-properties fo:color="#800000"/>
    </style:style>
    <style:style style:name="T205" style:parent-style-name="DefaultParagraphFont" style:family="text">
      <style:text-properties fo:color="#000000"/>
    </style:style>
    <style:style style:name="T206" style:parent-style-name="DefaultParagraphFont" style:family="text">
      <style:text-properties fo:color="#C0C0C0"/>
    </style:style>
    <style:style style:name="T207" style:parent-style-name="DefaultParagraphFont" style:family="text">
      <style:text-properties fo:color="#008000"/>
    </style:style>
    <style:style style:name="T208" style:parent-style-name="DefaultParagraphFont" style:family="text">
      <style:text-properties fo:color="#000000"/>
    </style:style>
    <style:style style:name="T209" style:parent-style-name="DefaultParagraphFont" style:family="text">
      <style:text-properties fo:color="#C0C0C0"/>
    </style:style>
    <style:style style:name="T210" style:parent-style-name="DefaultParagraphFont" style:family="text">
      <style:text-properties fo:color="#000000"/>
    </style:style>
    <style:style style:name="T211" style:parent-style-name="DefaultParagraphFont" style:family="text">
      <style:text-properties fo:color="#000080"/>
    </style:style>
    <style:style style:name="T212" style:parent-style-name="DefaultParagraphFont" style:family="text">
      <style:text-properties fo:color="#000000"/>
    </style:style>
    <style:style style:name="T213" style:parent-style-name="DefaultParagraphFont" style:family="text">
      <style:text-properties fo:color="#800000"/>
    </style:style>
    <style:style style:name="T214" style:parent-style-name="DefaultParagraphFont" style:family="text">
      <style:text-properties fo:color="#000000"/>
    </style:style>
    <style:style style:name="T215" style:parent-style-name="DefaultParagraphFont" style:family="text">
      <style:text-properties fo:color="#000080"/>
    </style:style>
    <style:style style:name="T216" style:parent-style-name="DefaultParagraphFont" style:family="text">
      <style:text-properties fo:color="#000000"/>
    </style:style>
    <style:style style:name="T217" style:parent-style-name="DefaultParagraphFont" style:family="text">
      <style:text-properties fo:color="#C0C0C0"/>
    </style:style>
    <style:style style:name="T218" style:parent-style-name="DefaultParagraphFont" style:family="text">
      <style:text-properties fo:color="#000000"/>
    </style:style>
    <style:style style:name="T219" style:parent-style-name="DefaultParagraphFont" style:family="text">
      <style:text-properties fo:color="#000080"/>
    </style:style>
    <style:style style:name="T220" style:parent-style-name="DefaultParagraphFont" style:family="text">
      <style:text-properties fo:color="#000000"/>
    </style:style>
    <style:style style:name="T221" style:parent-style-name="DefaultParagraphFont" style:family="text">
      <style:text-properties fo:color="#800000"/>
    </style:style>
    <style:style style:name="T222" style:parent-style-name="DefaultParagraphFont" style:family="text">
      <style:text-properties fo:color="#000000"/>
    </style:style>
    <style:style style:name="T223" style:parent-style-name="DefaultParagraphFont" style:family="text">
      <style:text-properties fo:color="#C0C0C0"/>
    </style:style>
    <style:style style:name="T224" style:parent-style-name="DefaultParagraphFont" style:family="text">
      <style:text-properties fo:color="#008000"/>
    </style:style>
    <style:style style:name="T225" style:parent-style-name="DefaultParagraphFont" style:family="text">
      <style:text-properties fo:color="#000000"/>
    </style:style>
    <style:style style:name="T226" style:parent-style-name="DefaultParagraphFont" style:family="text">
      <style:text-properties fo:color="#C0C0C0"/>
    </style:style>
    <style:style style:name="T227" style:parent-style-name="DefaultParagraphFont" style:family="text">
      <style:text-properties fo:color="#000000"/>
    </style:style>
    <style:style style:name="T228" style:parent-style-name="DefaultParagraphFont" style:family="text">
      <style:text-properties fo:color="#000080"/>
    </style:style>
    <style:style style:name="T229" style:parent-style-name="DefaultParagraphFont" style:family="text">
      <style:text-properties fo:color="#000000"/>
    </style:style>
    <style:style style:name="T230" style:parent-style-name="DefaultParagraphFont" style:family="text">
      <style:text-properties fo:color="#800000"/>
    </style:style>
    <style:style style:name="T231" style:parent-style-name="DefaultParagraphFont" style:family="text">
      <style:text-properties fo:color="#000000"/>
    </style:style>
    <style:style style:name="T232" style:parent-style-name="DefaultParagraphFont" style:family="text">
      <style:text-properties fo:color="#000080"/>
    </style:style>
    <style:style style:name="T233" style:parent-style-name="DefaultParagraphFont" style:family="text">
      <style:text-properties fo:color="#000000"/>
    </style:style>
    <style:style style:name="T234" style:parent-style-name="DefaultParagraphFont" style:family="text">
      <style:text-properties fo:color="#C0C0C0"/>
    </style:style>
    <style:style style:name="T235" style:parent-style-name="DefaultParagraphFont" style:family="text">
      <style:text-properties fo:color="#000000"/>
    </style:style>
    <style:style style:name="T236" style:parent-style-name="DefaultParagraphFont" style:family="text">
      <style:text-properties fo:color="#000080"/>
    </style:style>
    <style:style style:name="T237" style:parent-style-name="DefaultParagraphFont" style:family="text">
      <style:text-properties fo:color="#000000"/>
    </style:style>
    <style:style style:name="T238" style:parent-style-name="DefaultParagraphFont" style:family="text">
      <style:text-properties fo:color="#800000"/>
    </style:style>
    <style:style style:name="T239" style:parent-style-name="DefaultParagraphFont" style:family="text">
      <style:text-properties fo:color="#000000"/>
    </style:style>
    <style:style style:name="T240" style:parent-style-name="DefaultParagraphFont" style:family="text">
      <style:text-properties fo:color="#C0C0C0"/>
    </style:style>
    <style:style style:name="T241" style:parent-style-name="DefaultParagraphFont" style:family="text">
      <style:text-properties fo:color="#008000"/>
    </style:style>
    <style:style style:name="T242" style:parent-style-name="DefaultParagraphFont" style:family="text">
      <style:text-properties fo:color="#000000"/>
    </style:style>
    <style:style style:name="T243" style:parent-style-name="DefaultParagraphFont" style:family="text">
      <style:text-properties fo:color="#C0C0C0"/>
    </style:style>
    <style:style style:name="T244" style:parent-style-name="DefaultParagraphFont" style:family="text">
      <style:text-properties fo:color="#000000"/>
    </style:style>
    <style:style style:name="T245" style:parent-style-name="DefaultParagraphFont" style:family="text">
      <style:text-properties fo:color="#000080"/>
    </style:style>
    <style:style style:name="T246" style:parent-style-name="DefaultParagraphFont" style:family="text">
      <style:text-properties fo:color="#000000"/>
    </style:style>
    <style:style style:name="T247" style:parent-style-name="DefaultParagraphFont" style:family="text">
      <style:text-properties fo:color="#800000"/>
    </style:style>
    <style:style style:name="T248" style:parent-style-name="DefaultParagraphFont" style:family="text">
      <style:text-properties fo:color="#000000"/>
    </style:style>
    <style:style style:name="T249" style:parent-style-name="DefaultParagraphFont" style:family="text">
      <style:text-properties fo:color="#000080"/>
    </style:style>
    <style:style style:name="T250" style:parent-style-name="DefaultParagraphFont" style:family="text">
      <style:text-properties fo:color="#000000"/>
    </style:style>
    <style:style style:name="T251" style:parent-style-name="DefaultParagraphFont" style:family="text">
      <style:text-properties fo:color="#C0C0C0"/>
    </style:style>
    <style:style style:name="T252" style:parent-style-name="DefaultParagraphFont" style:family="text">
      <style:text-properties fo:color="#000000"/>
    </style:style>
    <style:style style:name="T253" style:parent-style-name="DefaultParagraphFont" style:family="text">
      <style:text-properties fo:color="#000080"/>
    </style:style>
    <style:style style:name="T254" style:parent-style-name="DefaultParagraphFont" style:family="text">
      <style:text-properties fo:color="#000000"/>
    </style:style>
    <style:style style:name="T255" style:parent-style-name="DefaultParagraphFont" style:family="text">
      <style:text-properties fo:color="#800000"/>
    </style:style>
    <style:style style:name="T256" style:parent-style-name="DefaultParagraphFont" style:family="text">
      <style:text-properties fo:color="#000000"/>
    </style:style>
    <style:style style:name="T257" style:parent-style-name="DefaultParagraphFont" style:family="text">
      <style:text-properties fo:color="#C0C0C0"/>
    </style:style>
    <style:style style:name="T258" style:parent-style-name="DefaultParagraphFont" style:family="text">
      <style:text-properties fo:color="#008000"/>
    </style:style>
    <style:style style:name="T259" style:parent-style-name="DefaultParagraphFont" style:family="text">
      <style:text-properties fo:color="#000000"/>
    </style:style>
    <style:style style:name="T260" style:parent-style-name="DefaultParagraphFont" style:family="text">
      <style:text-properties fo:color="#C0C0C0"/>
    </style:style>
    <style:style style:name="T261" style:parent-style-name="DefaultParagraphFont" style:family="text">
      <style:text-properties fo:color="#000000"/>
    </style:style>
    <style:style style:name="T262" style:parent-style-name="DefaultParagraphFont" style:family="text">
      <style:text-properties fo:color="#000080"/>
    </style:style>
    <style:style style:name="T263" style:parent-style-name="DefaultParagraphFont" style:family="text">
      <style:text-properties fo:color="#000000"/>
    </style:style>
    <style:style style:name="T264" style:parent-style-name="DefaultParagraphFont" style:family="text">
      <style:text-properties fo:color="#800000"/>
    </style:style>
    <style:style style:name="T265" style:parent-style-name="DefaultParagraphFont" style:family="text">
      <style:text-properties fo:color="#000000"/>
    </style:style>
    <style:style style:name="T266" style:parent-style-name="DefaultParagraphFont" style:family="text">
      <style:text-properties fo:color="#000080"/>
    </style:style>
    <style:style style:name="T267" style:parent-style-name="DefaultParagraphFont" style:family="text">
      <style:text-properties fo:color="#000000"/>
    </style:style>
    <style:style style:name="T268" style:parent-style-name="DefaultParagraphFont" style:family="text">
      <style:text-properties fo:color="#C0C0C0"/>
    </style:style>
    <style:style style:name="T269" style:parent-style-name="DefaultParagraphFont" style:family="text">
      <style:text-properties fo:color="#000000"/>
    </style:style>
    <style:style style:name="T270" style:parent-style-name="DefaultParagraphFont" style:family="text">
      <style:text-properties fo:color="#000080"/>
    </style:style>
    <style:style style:name="T271" style:parent-style-name="DefaultParagraphFont" style:family="text">
      <style:text-properties fo:color="#000000"/>
    </style:style>
    <style:style style:name="T272" style:parent-style-name="DefaultParagraphFont" style:family="text">
      <style:text-properties fo:color="#800000"/>
    </style:style>
    <style:style style:name="T273" style:parent-style-name="DefaultParagraphFont" style:family="text">
      <style:text-properties fo:color="#000000"/>
    </style:style>
    <style:style style:name="T274" style:parent-style-name="DefaultParagraphFont" style:family="text">
      <style:text-properties fo:color="#C0C0C0"/>
    </style:style>
    <style:style style:name="T275" style:parent-style-name="DefaultParagraphFont" style:family="text">
      <style:text-properties fo:color="#008000"/>
    </style:style>
    <style:style style:name="T276" style:parent-style-name="DefaultParagraphFont" style:family="text">
      <style:text-properties fo:color="#000000"/>
    </style:style>
    <style:style style:name="T277" style:parent-style-name="DefaultParagraphFont" style:family="text">
      <style:text-properties fo:color="#C0C0C0"/>
    </style:style>
    <style:style style:name="T278" style:parent-style-name="DefaultParagraphFont" style:family="text">
      <style:text-properties fo:color="#000000"/>
    </style:style>
    <style:style style:name="T279" style:parent-style-name="DefaultParagraphFont" style:family="text">
      <style:text-properties fo:color="#000080"/>
    </style:style>
    <style:style style:name="T280" style:parent-style-name="DefaultParagraphFont" style:family="text">
      <style:text-properties fo:color="#000000"/>
    </style:style>
    <style:style style:name="T281" style:parent-style-name="DefaultParagraphFont" style:family="text">
      <style:text-properties fo:color="#800000"/>
    </style:style>
    <style:style style:name="T282" style:parent-style-name="DefaultParagraphFont" style:family="text">
      <style:text-properties fo:color="#000000"/>
    </style:style>
    <style:style style:name="T283" style:parent-style-name="DefaultParagraphFont" style:family="text">
      <style:text-properties fo:color="#000080"/>
    </style:style>
    <style:style style:name="T284" style:parent-style-name="DefaultParagraphFont" style:family="text">
      <style:text-properties fo:color="#000000"/>
    </style:style>
    <style:style style:name="T285" style:parent-style-name="DefaultParagraphFont" style:family="text">
      <style:text-properties fo:color="#C0C0C0"/>
    </style:style>
    <style:style style:name="T286" style:parent-style-name="DefaultParagraphFont" style:family="text">
      <style:text-properties fo:color="#000000"/>
    </style:style>
    <style:style style:name="T287" style:parent-style-name="DefaultParagraphFont" style:family="text">
      <style:text-properties fo:color="#000080"/>
    </style:style>
    <style:style style:name="T288" style:parent-style-name="DefaultParagraphFont" style:family="text">
      <style:text-properties fo:color="#000000"/>
    </style:style>
    <style:style style:name="T289" style:parent-style-name="DefaultParagraphFont" style:family="text">
      <style:text-properties fo:color="#800000"/>
    </style:style>
    <style:style style:name="T290" style:parent-style-name="DefaultParagraphFont" style:family="text">
      <style:text-properties fo:color="#000000"/>
    </style:style>
    <style:style style:name="T291" style:parent-style-name="DefaultParagraphFont" style:family="text">
      <style:text-properties fo:color="#C0C0C0"/>
    </style:style>
    <style:style style:name="T292" style:parent-style-name="DefaultParagraphFont" style:family="text">
      <style:text-properties fo:color="#008000"/>
    </style:style>
    <style:style style:name="T293" style:parent-style-name="DefaultParagraphFont" style:family="text">
      <style:text-properties fo:color="#000000"/>
    </style:style>
    <style:style style:name="T294" style:parent-style-name="DefaultParagraphFont" style:family="text">
      <style:text-properties fo:color="#C0C0C0"/>
    </style:style>
    <style:style style:name="T295" style:parent-style-name="DefaultParagraphFont" style:family="text">
      <style:text-properties fo:color="#000000"/>
    </style:style>
    <style:style style:name="T296" style:parent-style-name="DefaultParagraphFont" style:family="text">
      <style:text-properties fo:color="#000080"/>
    </style:style>
    <style:style style:name="T297" style:parent-style-name="DefaultParagraphFont" style:family="text">
      <style:text-properties fo:color="#000000"/>
    </style:style>
    <style:style style:name="T298" style:parent-style-name="DefaultParagraphFont" style:family="text">
      <style:text-properties fo:color="#800000"/>
    </style:style>
    <style:style style:name="T299" style:parent-style-name="DefaultParagraphFont" style:family="text">
      <style:text-properties fo:color="#000000"/>
    </style:style>
    <style:style style:name="T300" style:parent-style-name="DefaultParagraphFont" style:family="text">
      <style:text-properties fo:color="#000080"/>
    </style:style>
    <style:style style:name="T301" style:parent-style-name="DefaultParagraphFont" style:family="text">
      <style:text-properties fo:color="#000000"/>
    </style:style>
    <style:style style:name="P302" style:parent-style-name="PreformattedText" style:family="paragraph">
      <style:paragraph-properties fo:margin-bottom="0.1965in"/>
    </style:style>
    <style:style style:name="T303" style:parent-style-name="DefaultParagraphFont" style:family="text">
      <style:text-properties fo:color="#C0C0C0"/>
    </style:style>
    <style:style style:name="T304" style:parent-style-name="DefaultParagraphFont" style:family="text">
      <style:text-properties fo:color="#000000"/>
    </style:style>
    <style:style style:name="T305" style:parent-style-name="DefaultParagraphFont" style:family="text">
      <style:text-properties fo:color="#000080"/>
    </style:style>
    <style:style style:name="T306" style:parent-style-name="DefaultParagraphFont" style:family="text">
      <style:text-properties fo:color="#000000"/>
    </style:style>
    <style:style style:name="T307" style:parent-style-name="DefaultParagraphFont" style:family="text">
      <style:text-properties fo:color="#800000"/>
    </style:style>
    <style:style style:name="T308" style:parent-style-name="DefaultParagraphFont" style:family="text">
      <style:text-properties fo:color="#000000"/>
    </style:style>
    <style:style style:name="T309" style:parent-style-name="DefaultParagraphFont" style:family="text">
      <style:text-properties fo:color="#C0C0C0"/>
    </style:style>
    <style:style style:name="T310" style:parent-style-name="DefaultParagraphFont" style:family="text">
      <style:text-properties fo:color="#008000"/>
    </style:style>
    <style:style style:name="T311" style:parent-style-name="DefaultParagraphFont" style:family="text">
      <style:text-properties fo:color="#000000"/>
    </style:style>
    <style:style style:name="T312" style:parent-style-name="DefaultParagraphFont" style:family="text">
      <style:text-properties fo:color="#C0C0C0"/>
    </style:style>
    <style:style style:name="T313" style:parent-style-name="DefaultParagraphFont" style:family="text">
      <style:text-properties fo:color="#000000"/>
    </style:style>
    <style:style style:name="T314" style:parent-style-name="DefaultParagraphFont" style:family="text">
      <style:text-properties fo:color="#008000"/>
    </style:style>
    <style:style style:name="T315" style:parent-style-name="DefaultParagraphFont" style:family="text">
      <style:text-properties fo:color="#008000"/>
    </style:style>
    <style:style style:name="T316" style:parent-style-name="DefaultParagraphFont" style:family="text">
      <style:text-properties fo:color="#000000"/>
    </style:style>
    <style:style style:name="T317" style:parent-style-name="DefaultParagraphFont" style:family="text">
      <style:text-properties fo:color="#C0C0C0"/>
    </style:style>
    <style:style style:name="T318" style:parent-style-name="DefaultParagraphFont" style:family="text">
      <style:text-properties fo:color="#000000"/>
    </style:style>
    <style:style style:name="T319" style:parent-style-name="DefaultParagraphFont" style:family="text">
      <style:text-properties fo:color="#C0C0C0"/>
    </style:style>
    <style:style style:name="T320" style:parent-style-name="DefaultParagraphFont" style:family="text">
      <style:text-properties fo:color="#000080"/>
    </style:style>
    <style:style style:name="T321" style:parent-style-name="DefaultParagraphFont" style:family="text">
      <style:text-properties fo:color="#000000"/>
    </style:style>
    <style:style style:name="T322" style:parent-style-name="DefaultParagraphFont" style:family="text">
      <style:text-properties fo:color="#C0C0C0"/>
    </style:style>
    <style:style style:name="T323" style:parent-style-name="DefaultParagraphFont" style:family="text">
      <style:text-properties fo:color="#008000"/>
    </style:style>
    <style:style style:name="T324" style:parent-style-name="DefaultParagraphFont" style:family="text">
      <style:text-properties fo:color="#000000"/>
    </style:style>
    <style:style style:name="T325" style:parent-style-name="DefaultParagraphFont" style:family="text">
      <style:text-properties fo:color="#C0C0C0"/>
    </style:style>
    <style:style style:name="T326" style:parent-style-name="DefaultParagraphFont" style:family="text">
      <style:text-properties fo:color="#000000"/>
    </style:style>
    <style:style style:name="T327" style:parent-style-name="DefaultParagraphFont" style:family="text">
      <style:text-properties fo:color="#008000"/>
    </style:style>
    <style:style style:name="T328" style:parent-style-name="DefaultParagraphFont" style:family="text">
      <style:text-properties fo:color="#000000"/>
    </style:style>
    <style:style style:name="T329" style:parent-style-name="DefaultParagraphFont" style:family="text">
      <style:text-properties fo:color="#C0C0C0"/>
    </style:style>
    <style:style style:name="T330" style:parent-style-name="DefaultParagraphFont" style:family="text">
      <style:text-properties fo:color="#000000"/>
    </style:style>
    <style:style style:name="T331" style:parent-style-name="DefaultParagraphFont" style:family="text">
      <style:text-properties fo:color="#008000"/>
    </style:style>
    <style:style style:name="T332" style:parent-style-name="DefaultParagraphFont" style:family="text">
      <style:text-properties fo:color="#000000"/>
    </style:style>
    <style:style style:name="T333" style:parent-style-name="DefaultParagraphFont" style:family="text">
      <style:text-properties fo:color="#C0C0C0"/>
    </style:style>
    <style:style style:name="T334" style:parent-style-name="DefaultParagraphFont" style:family="text">
      <style:text-properties fo:color="#000000"/>
    </style:style>
    <style:style style:name="T335" style:parent-style-name="DefaultParagraphFont" style:family="text">
      <style:text-properties fo:color="#C0C0C0"/>
    </style:style>
    <style:style style:name="T336" style:parent-style-name="DefaultParagraphFont" style:family="text">
      <style:text-properties fo:color="#000080"/>
    </style:style>
    <style:style style:name="T337" style:parent-style-name="DefaultParagraphFont" style:family="text">
      <style:text-properties fo:color="#000000"/>
    </style:style>
    <style:style style:name="T338" style:parent-style-name="DefaultParagraphFont" style:family="text">
      <style:text-properties fo:color="#C0C0C0"/>
    </style:style>
    <style:style style:name="T339" style:parent-style-name="DefaultParagraphFont" style:family="text">
      <style:text-properties fo:color="#008000"/>
    </style:style>
    <style:style style:name="T340" style:parent-style-name="DefaultParagraphFont" style:family="text">
      <style:text-properties fo:color="#000000"/>
    </style:style>
    <style:style style:name="T341" style:parent-style-name="DefaultParagraphFont" style:family="text">
      <style:text-properties fo:color="#C0C0C0"/>
    </style:style>
    <style:style style:name="T342" style:parent-style-name="DefaultParagraphFont" style:family="text">
      <style:text-properties fo:color="#000000"/>
    </style:style>
    <style:style style:name="T343" style:parent-style-name="DefaultParagraphFont" style:family="text">
      <style:text-properties fo:color="#008000"/>
    </style:style>
    <style:style style:name="T344" style:parent-style-name="DefaultParagraphFont" style:family="text">
      <style:text-properties fo:color="#000000"/>
    </style:style>
    <style:style style:name="T345" style:parent-style-name="DefaultParagraphFont" style:family="text">
      <style:text-properties fo:color="#C0C0C0"/>
    </style:style>
    <style:style style:name="T346" style:parent-style-name="DefaultParagraphFont" style:family="text">
      <style:text-properties fo:color="#000000"/>
    </style:style>
    <style:style style:name="T347" style:parent-style-name="DefaultParagraphFont" style:family="text">
      <style:text-properties fo:color="#008000"/>
    </style:style>
    <style:style style:name="T348" style:parent-style-name="DefaultParagraphFont" style:family="text">
      <style:text-properties fo:color="#000000"/>
    </style:style>
    <style:style style:name="T349" style:parent-style-name="DefaultParagraphFont" style:family="text">
      <style:text-properties fo:color="#C0C0C0"/>
    </style:style>
    <style:style style:name="T350" style:parent-style-name="DefaultParagraphFont" style:family="text">
      <style:text-properties fo:color="#000000"/>
    </style:style>
    <style:style style:name="T351" style:parent-style-name="DefaultParagraphFont" style:family="text">
      <style:text-properties fo:color="#C0C0C0"/>
    </style:style>
    <style:style style:name="T352" style:parent-style-name="DefaultParagraphFont" style:family="text">
      <style:text-properties fo:color="#000080"/>
    </style:style>
    <style:style style:name="T353" style:parent-style-name="DefaultParagraphFont" style:family="text">
      <style:text-properties fo:color="#000000"/>
    </style:style>
    <style:style style:name="T354" style:parent-style-name="DefaultParagraphFont" style:family="text">
      <style:text-properties fo:color="#C0C0C0"/>
    </style:style>
    <style:style style:name="T355" style:parent-style-name="DefaultParagraphFont" style:family="text">
      <style:text-properties fo:color="#008000"/>
    </style:style>
    <style:style style:name="T356" style:parent-style-name="DefaultParagraphFont" style:family="text">
      <style:text-properties fo:color="#000000"/>
    </style:style>
    <style:style style:name="T357" style:parent-style-name="DefaultParagraphFont" style:family="text">
      <style:text-properties fo:color="#C0C0C0"/>
    </style:style>
    <style:style style:name="T358" style:parent-style-name="DefaultParagraphFont" style:family="text">
      <style:text-properties fo:color="#000000"/>
    </style:style>
    <style:style style:name="T359" style:parent-style-name="DefaultParagraphFont" style:family="text">
      <style:text-properties fo:color="#008000"/>
    </style:style>
    <style:style style:name="T360" style:parent-style-name="DefaultParagraphFont" style:family="text">
      <style:text-properties fo:color="#000000"/>
    </style:style>
    <style:style style:name="P361" style:parent-style-name="PreformattedText" style:family="paragraph">
      <style:text-properties fo:color="#000000"/>
    </style:style>
    <style:style style:name="T362" style:parent-style-name="DefaultParagraphFont" style:family="text">
      <style:text-properties fo:color="#808000"/>
    </style:style>
    <style:style style:name="T363" style:parent-style-name="DefaultParagraphFont" style:family="text">
      <style:text-properties fo:color="#C0C0C0"/>
    </style:style>
    <style:style style:name="T364" style:parent-style-name="DefaultParagraphFont" style:family="text">
      <style:text-properties fo:color="#000000"/>
    </style:style>
    <style:style style:name="T365" style:parent-style-name="DefaultParagraphFont" style:family="text">
      <style:text-properties fo:color="#800080"/>
    </style:style>
    <style:style style:name="T366" style:parent-style-name="DefaultParagraphFont" style:family="text">
      <style:text-properties fo:color="#C0C0C0"/>
    </style:style>
    <style:style style:name="T367" style:parent-style-name="DefaultParagraphFont" style:family="text">
      <style:text-properties fo:color="#000000"/>
    </style:style>
    <style:style style:name="T368" style:parent-style-name="DefaultParagraphFont" style:family="text">
      <style:text-properties fo:color="#C0C0C0"/>
    </style:style>
    <style:style style:name="T369" style:parent-style-name="DefaultParagraphFont" style:family="text">
      <style:text-properties fo:color="#000000"/>
    </style:style>
    <style:style style:name="T370" style:parent-style-name="DefaultParagraphFont" style:family="text">
      <style:text-properties fo:color="#C0C0C0"/>
    </style:style>
    <style:style style:name="T371" style:parent-style-name="DefaultParagraphFont" style:family="text">
      <style:text-properties fo:color="#000000"/>
    </style:style>
    <style:style style:name="T372" style:parent-style-name="DefaultParagraphFont" style:family="text">
      <style:text-properties fo:color="#000000"/>
    </style:style>
    <style:style style:name="T373" style:parent-style-name="DefaultParagraphFont" style:family="text">
      <style:text-properties fo:color="#008000"/>
    </style:style>
    <style:style style:name="T374" style:parent-style-name="DefaultParagraphFont" style:family="text">
      <style:text-properties fo:color="#000000"/>
    </style:style>
    <style:style style:name="T375" style:parent-style-name="DefaultParagraphFont" style:family="text">
      <style:text-properties fo:color="#C0C0C0"/>
    </style:style>
    <style:style style:name="T376" style:parent-style-name="DefaultParagraphFont" style:family="text">
      <style:text-properties fo:color="#000000"/>
    </style:style>
    <style:style style:name="T377" style:parent-style-name="DefaultParagraphFont" style:family="text">
      <style:text-properties fo:color="#008000"/>
    </style:style>
    <style:style style:name="T378" style:parent-style-name="DefaultParagraphFont" style:family="text">
      <style:text-properties fo:color="#000000"/>
    </style:style>
    <style:style style:name="T379" style:parent-style-name="DefaultParagraphFont" style:family="text">
      <style:text-properties fo:color="#C0C0C0"/>
    </style:style>
    <style:style style:name="T380" style:parent-style-name="DefaultParagraphFont" style:family="text">
      <style:text-properties fo:color="#000000"/>
    </style:style>
    <style:style style:name="T381" style:parent-style-name="DefaultParagraphFont" style:family="text">
      <style:text-properties fo:color="#800000"/>
    </style:style>
    <style:style style:name="T382" style:parent-style-name="DefaultParagraphFont" style:family="text">
      <style:text-properties fo:color="#000000"/>
    </style:style>
    <style:style style:name="T383" style:parent-style-name="DefaultParagraphFont" style:family="text">
      <style:text-properties fo:color="#C0C0C0"/>
    </style:style>
    <style:style style:name="T384" style:parent-style-name="DefaultParagraphFont" style:family="text">
      <style:text-properties fo:color="#000000"/>
    </style:style>
    <style:style style:name="T385" style:parent-style-name="DefaultParagraphFont" style:family="text">
      <style:text-properties fo:color="#008000"/>
    </style:style>
    <style:style style:name="T386" style:parent-style-name="DefaultParagraphFont" style:family="text">
      <style:text-properties fo:color="#000000"/>
    </style:style>
    <style:style style:name="T387" style:parent-style-name="DefaultParagraphFont" style:family="text">
      <style:text-properties fo:color="#C0C0C0"/>
    </style:style>
    <style:style style:name="T388" style:parent-style-name="DefaultParagraphFont" style:family="text">
      <style:text-properties fo:color="#000000"/>
    </style:style>
    <style:style style:name="T389" style:parent-style-name="DefaultParagraphFont" style:family="text">
      <style:text-properties fo:color="#800000"/>
    </style:style>
    <style:style style:name="T390" style:parent-style-name="DefaultParagraphFont" style:family="text">
      <style:text-properties fo:color="#000000"/>
    </style:style>
    <style:style style:name="P391" style:parent-style-name="PreformattedText" style:family="paragraph">
      <style:text-properties fo:color="#000000"/>
    </style:style>
    <style:style style:name="T392" style:parent-style-name="DefaultParagraphFont" style:family="text">
      <style:text-properties fo:color="#808000"/>
    </style:style>
    <style:style style:name="T393" style:parent-style-name="DefaultParagraphFont" style:family="text">
      <style:text-properties fo:color="#C0C0C0"/>
    </style:style>
    <style:style style:name="T394" style:parent-style-name="DefaultParagraphFont" style:family="text">
      <style:text-properties fo:color="#000000"/>
    </style:style>
    <style:style style:name="T395" style:parent-style-name="DefaultParagraphFont" style:family="text">
      <style:text-properties fo:color="#800080"/>
    </style:style>
    <style:style style:name="T396" style:parent-style-name="DefaultParagraphFont" style:family="text">
      <style:text-properties fo:color="#C0C0C0"/>
    </style:style>
    <style:style style:name="T397" style:parent-style-name="DefaultParagraphFont" style:family="text">
      <style:text-properties fo:color="#000000"/>
    </style:style>
    <style:style style:name="T398" style:parent-style-name="DefaultParagraphFont" style:family="text">
      <style:text-properties fo:color="#C0C0C0"/>
    </style:style>
    <style:style style:name="T399" style:parent-style-name="DefaultParagraphFont" style:family="text">
      <style:text-properties fo:color="#808000"/>
    </style:style>
    <style:style style:name="T400" style:parent-style-name="DefaultParagraphFont" style:family="text">
      <style:text-properties fo:color="#C0C0C0"/>
    </style:style>
    <style:style style:name="T401" style:parent-style-name="DefaultParagraphFont" style:family="text">
      <style:text-properties fo:color="#000000"/>
    </style:style>
    <style:style style:name="T402" style:parent-style-name="DefaultParagraphFont" style:family="text">
      <style:text-properties fo:color="#C0C0C0"/>
    </style:style>
    <style:style style:name="T403" style:parent-style-name="DefaultParagraphFont" style:family="text">
      <style:text-properties fo:color="#808000"/>
    </style:style>
    <style:style style:name="T404" style:parent-style-name="DefaultParagraphFont" style:family="text">
      <style:text-properties fo:color="#C0C0C0"/>
    </style:style>
    <style:style style:name="T405" style:parent-style-name="DefaultParagraphFont" style:family="text">
      <style:text-properties fo:color="#000000"/>
    </style:style>
    <style:style style:name="T406" style:parent-style-name="DefaultParagraphFont" style:family="text">
      <style:text-properties fo:color="#C0C0C0"/>
    </style:style>
    <style:style style:name="T407" style:parent-style-name="DefaultParagraphFont" style:family="text">
      <style:text-properties fo:color="#000000"/>
    </style:style>
    <style:style style:name="T408" style:parent-style-name="DefaultParagraphFont" style:family="text">
      <style:text-properties fo:color="#C0C0C0"/>
    </style:style>
    <style:style style:name="T409" style:parent-style-name="DefaultParagraphFont" style:family="text">
      <style:text-properties fo:color="#808000"/>
    </style:style>
    <style:style style:name="T410" style:parent-style-name="DefaultParagraphFont" style:family="text">
      <style:text-properties fo:color="#C0C0C0"/>
    </style:style>
    <style:style style:name="T411" style:parent-style-name="DefaultParagraphFont" style:family="text">
      <style:text-properties fo:color="#000000"/>
    </style:style>
    <style:style style:name="T412" style:parent-style-name="DefaultParagraphFont" style:family="text">
      <style:text-properties fo:color="#C0C0C0"/>
    </style:style>
    <style:style style:name="T413" style:parent-style-name="DefaultParagraphFont" style:family="text">
      <style:text-properties fo:color="#000000"/>
    </style:style>
    <style:style style:name="T414" style:parent-style-name="DefaultParagraphFont" style:family="text">
      <style:text-properties fo:color="#C0C0C0"/>
    </style:style>
    <style:style style:name="T415" style:parent-style-name="DefaultParagraphFont" style:family="text">
      <style:text-properties fo:color="#000000"/>
    </style:style>
    <style:style style:name="T416" style:parent-style-name="DefaultParagraphFont" style:family="text">
      <style:text-properties fo:color="#C0C0C0"/>
    </style:style>
    <style:style style:name="T417" style:parent-style-name="DefaultParagraphFont" style:family="text">
      <style:text-properties fo:color="#000080"/>
    </style:style>
    <style:style style:name="T418" style:parent-style-name="DefaultParagraphFont" style:family="text">
      <style:text-properties fo:color="#000000"/>
    </style:style>
    <style:style style:name="T419" style:parent-style-name="DefaultParagraphFont" style:family="text">
      <style:text-properties fo:color="#000080"/>
    </style:style>
    <style:style style:name="T420" style:parent-style-name="DefaultParagraphFont" style:family="text">
      <style:text-properties fo:color="#000000"/>
    </style:style>
    <style:style style:name="T421" style:parent-style-name="DefaultParagraphFont" style:family="text">
      <style:text-properties fo:color="#000080"/>
    </style:style>
    <style:style style:name="T422" style:parent-style-name="DefaultParagraphFont" style:family="text">
      <style:text-properties fo:color="#000000"/>
    </style:style>
    <style:style style:name="T423" style:parent-style-name="DefaultParagraphFont" style:family="text">
      <style:text-properties fo:color="#C0C0C0"/>
    </style:style>
    <style:style style:name="T424" style:parent-style-name="DefaultParagraphFont" style:family="text">
      <style:text-properties fo:color="#808000"/>
    </style:style>
    <style:style style:name="T425" style:parent-style-name="DefaultParagraphFont" style:family="text">
      <style:text-properties fo:color="#000000"/>
    </style:style>
    <style:style style:name="T426" style:parent-style-name="DefaultParagraphFont" style:family="text">
      <style:text-properties fo:color="#000080"/>
    </style:style>
    <style:style style:name="T427" style:parent-style-name="DefaultParagraphFont" style:family="text">
      <style:text-properties fo:color="#000000"/>
    </style:style>
    <style:style style:name="T428" style:parent-style-name="DefaultParagraphFont" style:family="text">
      <style:text-properties fo:color="#C0C0C0"/>
    </style:style>
    <style:style style:name="T429" style:parent-style-name="DefaultParagraphFont" style:family="text">
      <style:text-properties fo:color="#000000"/>
    </style:style>
    <style:style style:name="T430" style:parent-style-name="DefaultParagraphFont" style:family="text">
      <style:text-properties fo:color="#C0C0C0"/>
    </style:style>
    <style:style style:name="T431" style:parent-style-name="DefaultParagraphFont" style:family="text">
      <style:text-properties fo:color="#000000"/>
    </style:style>
    <style:style style:name="T432" style:parent-style-name="DefaultParagraphFont" style:family="text">
      <style:text-properties fo:color="#008000"/>
    </style:style>
    <style:style style:name="T433" style:parent-style-name="DefaultParagraphFont" style:family="text">
      <style:text-properties fo:color="#000000"/>
    </style:style>
    <style:style style:name="T434" style:parent-style-name="DefaultParagraphFont" style:family="text">
      <style:text-properties fo:color="#C0C0C0"/>
    </style:style>
    <style:style style:name="T435" style:parent-style-name="DefaultParagraphFont" style:family="text">
      <style:text-properties fo:color="#808000"/>
    </style:style>
    <style:style style:name="T436" style:parent-style-name="DefaultParagraphFont" style:family="text">
      <style:text-properties fo:color="#000000"/>
    </style:style>
    <style:style style:name="T437" style:parent-style-name="DefaultParagraphFont" style:family="text">
      <style:text-properties fo:color="#C0C0C0"/>
    </style:style>
    <style:style style:name="T438" style:parent-style-name="DefaultParagraphFont" style:family="text">
      <style:text-properties fo:color="#000000"/>
    </style:style>
    <style:style style:name="T439" style:parent-style-name="DefaultParagraphFont" style:family="text">
      <style:text-properties fo:color="#C0C0C0"/>
    </style:style>
    <style:style style:name="T440" style:parent-style-name="DefaultParagraphFont" style:family="text">
      <style:text-properties fo:color="#800000"/>
    </style:style>
    <style:style style:name="T441" style:parent-style-name="DefaultParagraphFont" style:family="text">
      <style:text-properties fo:color="#000000"/>
    </style:style>
    <style:style style:name="T442" style:parent-style-name="DefaultParagraphFont" style:family="text">
      <style:text-properties fo:color="#C0C0C0"/>
    </style:style>
    <style:style style:name="T443" style:parent-style-name="DefaultParagraphFont" style:family="text">
      <style:text-properties fo:color="#000000"/>
    </style:style>
    <style:style style:name="T444" style:parent-style-name="DefaultParagraphFont" style:family="text">
      <style:text-properties fo:color="#C0C0C0"/>
    </style:style>
    <style:style style:name="T445" style:parent-style-name="DefaultParagraphFont" style:family="text">
      <style:text-properties fo:color="#000080"/>
    </style:style>
    <style:style style:name="T446" style:parent-style-name="DefaultParagraphFont" style:family="text">
      <style:text-properties fo:color="#000000"/>
    </style:style>
    <style:style style:name="T447" style:parent-style-name="DefaultParagraphFont" style:family="text">
      <style:text-properties fo:color="#C0C0C0"/>
    </style:style>
    <style:style style:name="T448" style:parent-style-name="DefaultParagraphFont" style:family="text">
      <style:text-properties fo:color="#800000"/>
    </style:style>
    <style:style style:name="T449" style:parent-style-name="DefaultParagraphFont" style:family="text">
      <style:text-properties fo:color="#000000"/>
    </style:style>
    <style:style style:name="T450" style:parent-style-name="DefaultParagraphFont" style:family="text">
      <style:text-properties fo:color="#C0C0C0"/>
    </style:style>
    <style:style style:name="T451" style:parent-style-name="DefaultParagraphFont" style:family="text">
      <style:text-properties fo:color="#000000"/>
    </style:style>
    <style:style style:name="T452" style:parent-style-name="DefaultParagraphFont" style:family="text">
      <style:text-properties fo:color="#C0C0C0"/>
    </style:style>
    <style:style style:name="T453" style:parent-style-name="DefaultParagraphFont" style:family="text">
      <style:text-properties fo:color="#000080"/>
    </style:style>
    <style:style style:name="T454" style:parent-style-name="DefaultParagraphFont" style:family="text">
      <style:text-properties fo:color="#000000"/>
    </style:style>
    <style:style style:name="P455" style:parent-style-name="PreformattedText" style:family="paragraph">
      <style:text-properties fo:color="#000000"/>
    </style:style>
    <style:style style:name="T456" style:parent-style-name="DefaultParagraphFont" style:family="text">
      <style:text-properties fo:color="#808000"/>
    </style:style>
    <style:style style:name="T457" style:parent-style-name="DefaultParagraphFont" style:family="text">
      <style:text-properties fo:color="#C0C0C0"/>
    </style:style>
    <style:style style:name="T458" style:parent-style-name="DefaultParagraphFont" style:family="text">
      <style:text-properties fo:color="#000000"/>
    </style:style>
    <style:style style:name="T459" style:parent-style-name="DefaultParagraphFont" style:family="text">
      <style:text-properties fo:color="#808000"/>
    </style:style>
    <style:style style:name="T460" style:parent-style-name="DefaultParagraphFont" style:family="text">
      <style:text-properties fo:color="#C0C0C0"/>
    </style:style>
    <style:style style:name="T461" style:parent-style-name="DefaultParagraphFont" style:family="text">
      <style:text-properties fo:color="#000000"/>
    </style:style>
    <style:style style:name="T462" style:parent-style-name="DefaultParagraphFont" style:family="text">
      <style:text-properties fo:color="#C0C0C0"/>
    </style:style>
    <style:style style:name="T463" style:parent-style-name="DefaultParagraphFont" style:family="text">
      <style:text-properties fo:color="#000000"/>
    </style:style>
    <style:style style:name="T464" style:parent-style-name="DefaultParagraphFont" style:family="text">
      <style:text-properties fo:color="#C0C0C0"/>
    </style:style>
    <style:style style:name="T465" style:parent-style-name="DefaultParagraphFont" style:family="text">
      <style:text-properties fo:color="#808000"/>
    </style:style>
    <style:style style:name="T466" style:parent-style-name="DefaultParagraphFont" style:family="text">
      <style:text-properties fo:color="#C0C0C0"/>
    </style:style>
    <style:style style:name="T467" style:parent-style-name="DefaultParagraphFont" style:family="text">
      <style:text-properties fo:color="#000000"/>
    </style:style>
    <style:style style:name="T468" style:parent-style-name="DefaultParagraphFont" style:family="text">
      <style:text-properties fo:color="#C0C0C0"/>
    </style:style>
    <style:style style:name="T469" style:parent-style-name="DefaultParagraphFont" style:family="text">
      <style:text-properties fo:color="#000000"/>
    </style:style>
    <style:style style:name="T470" style:parent-style-name="DefaultParagraphFont" style:family="text">
      <style:text-properties fo:color="#C0C0C0"/>
    </style:style>
    <style:style style:name="T471" style:parent-style-name="DefaultParagraphFont" style:family="text">
      <style:text-properties fo:color="#000000"/>
    </style:style>
    <style:style style:name="T472" style:parent-style-name="DefaultParagraphFont" style:family="text">
      <style:text-properties fo:color="#C0C0C0"/>
    </style:style>
    <style:style style:name="T473" style:parent-style-name="DefaultParagraphFont" style:family="text">
      <style:text-properties fo:color="#000080"/>
    </style:style>
    <style:style style:name="T474" style:parent-style-name="DefaultParagraphFont" style:family="text">
      <style:text-properties fo:color="#000000"/>
    </style:style>
    <style:style style:name="T475" style:parent-style-name="DefaultParagraphFont" style:family="text">
      <style:text-properties fo:color="#C0C0C0"/>
    </style:style>
    <style:style style:name="T476" style:parent-style-name="DefaultParagraphFont" style:family="text">
      <style:text-properties fo:color="#808000"/>
    </style:style>
    <style:style style:name="T477" style:parent-style-name="DefaultParagraphFont" style:family="text">
      <style:text-properties fo:color="#000000"/>
    </style:style>
    <style:style style:name="T478" style:parent-style-name="DefaultParagraphFont" style:family="text">
      <style:text-properties fo:color="#000080"/>
    </style:style>
    <style:style style:name="T479" style:parent-style-name="DefaultParagraphFont" style:family="text">
      <style:text-properties fo:color="#000000"/>
    </style:style>
    <style:style style:name="T480" style:parent-style-name="DefaultParagraphFont" style:family="text">
      <style:text-properties fo:color="#C0C0C0"/>
    </style:style>
    <style:style style:name="T481" style:parent-style-name="DefaultParagraphFont" style:family="text">
      <style:text-properties fo:color="#000000"/>
    </style:style>
    <style:style style:name="T482" style:parent-style-name="DefaultParagraphFont" style:family="text">
      <style:text-properties fo:color="#C0C0C0"/>
    </style:style>
    <style:style style:name="T483" style:parent-style-name="DefaultParagraphFont" style:family="text">
      <style:text-properties fo:color="#000000"/>
    </style:style>
    <style:style style:name="T484" style:parent-style-name="DefaultParagraphFont" style:family="text">
      <style:text-properties fo:color="#008000"/>
    </style:style>
    <style:style style:name="T485" style:parent-style-name="DefaultParagraphFont" style:family="text">
      <style:text-properties fo:color="#000000"/>
    </style:style>
    <style:style style:name="T486" style:parent-style-name="DefaultParagraphFont" style:family="text">
      <style:text-properties fo:color="#C0C0C0"/>
    </style:style>
    <style:style style:name="T487" style:parent-style-name="DefaultParagraphFont" style:family="text">
      <style:text-properties fo:color="#808000"/>
    </style:style>
    <style:style style:name="T488" style:parent-style-name="DefaultParagraphFont" style:family="text">
      <style:text-properties fo:color="#000000"/>
    </style:style>
    <style:style style:name="T489" style:parent-style-name="DefaultParagraphFont" style:family="text">
      <style:text-properties fo:color="#C0C0C0"/>
    </style:style>
    <style:style style:name="T490" style:parent-style-name="DefaultParagraphFont" style:family="text">
      <style:text-properties fo:color="#000000"/>
    </style:style>
    <style:style style:name="T491" style:parent-style-name="DefaultParagraphFont" style:family="text">
      <style:text-properties fo:color="#C0C0C0"/>
    </style:style>
    <style:style style:name="T492" style:parent-style-name="DefaultParagraphFont" style:family="text">
      <style:text-properties fo:color="#800080"/>
    </style:style>
    <style:style style:name="T493" style:parent-style-name="DefaultParagraphFont" style:family="text">
      <style:text-properties fo:color="#C0C0C0"/>
    </style:style>
    <style:style style:name="T494" style:parent-style-name="DefaultParagraphFont" style:family="text">
      <style:text-properties fo:color="#000000"/>
    </style:style>
    <style:style style:name="T495" style:parent-style-name="DefaultParagraphFont" style:family="text">
      <style:text-properties fo:color="#C0C0C0"/>
    </style:style>
    <style:style style:name="T496" style:parent-style-name="DefaultParagraphFont" style:family="text">
      <style:text-properties fo:color="#808000"/>
    </style:style>
    <style:style style:name="T497" style:parent-style-name="DefaultParagraphFont" style:family="text">
      <style:text-properties fo:color="#000000"/>
    </style:style>
    <style:style style:name="T498" style:parent-style-name="DefaultParagraphFont" style:family="text">
      <style:text-properties fo:color="#800000"/>
    </style:style>
    <style:style style:name="T499" style:parent-style-name="DefaultParagraphFont" style:family="text">
      <style:text-properties fo:color="#000000"/>
    </style:style>
    <style:style style:name="T500" style:parent-style-name="DefaultParagraphFont" style:family="text">
      <style:text-properties fo:color="#C0C0C0"/>
    </style:style>
    <style:style style:name="T501" style:parent-style-name="DefaultParagraphFont" style:family="text">
      <style:text-properties fo:color="#000080"/>
    </style:style>
    <style:style style:name="T502" style:parent-style-name="DefaultParagraphFont" style:family="text">
      <style:text-properties fo:color="#000000"/>
    </style:style>
    <style:style style:name="T503" style:parent-style-name="DefaultParagraphFont" style:family="text">
      <style:text-properties fo:color="#000080"/>
    </style:style>
    <style:style style:name="T504" style:parent-style-name="DefaultParagraphFont" style:family="text">
      <style:text-properties fo:color="#000000"/>
    </style:style>
    <style:style style:name="T505" style:parent-style-name="DefaultParagraphFont" style:family="text">
      <style:text-properties fo:color="#C0C0C0"/>
    </style:style>
    <style:style style:name="T506" style:parent-style-name="DefaultParagraphFont" style:family="text">
      <style:text-properties fo:color="#000000"/>
    </style:style>
    <style:style style:name="T507" style:parent-style-name="DefaultParagraphFont" style:family="text">
      <style:text-properties fo:color="#C0C0C0"/>
    </style:style>
    <style:style style:name="T508" style:parent-style-name="DefaultParagraphFont" style:family="text">
      <style:text-properties fo:color="#000000"/>
    </style:style>
    <style:style style:name="T509" style:parent-style-name="DefaultParagraphFont" style:family="text">
      <style:text-properties fo:color="#C0C0C0"/>
    </style:style>
    <style:style style:name="T510" style:parent-style-name="DefaultParagraphFont" style:family="text">
      <style:text-properties fo:color="#000000"/>
    </style:style>
    <style:style style:name="T511" style:parent-style-name="DefaultParagraphFont" style:family="text">
      <style:text-properties fo:color="#C0C0C0"/>
    </style:style>
    <style:style style:name="T512" style:parent-style-name="DefaultParagraphFont" style:family="text">
      <style:text-properties fo:color="#800000"/>
    </style:style>
    <style:style style:name="T513" style:parent-style-name="DefaultParagraphFont" style:family="text">
      <style:text-properties fo:color="#000000"/>
    </style:style>
    <style:style style:name="P514" style:parent-style-name="PreformattedText" style:family="paragraph">
      <style:text-properties fo:color="#000000"/>
    </style:style>
    <style:style style:name="T515" style:parent-style-name="DefaultParagraphFont" style:family="text">
      <style:text-properties fo:color="#808000"/>
    </style:style>
    <style:style style:name="T516" style:parent-style-name="DefaultParagraphFont" style:family="text">
      <style:text-properties fo:color="#C0C0C0"/>
    </style:style>
    <style:style style:name="T517" style:parent-style-name="DefaultParagraphFont" style:family="text">
      <style:text-properties fo:color="#000000"/>
    </style:style>
    <style:style style:name="T518" style:parent-style-name="DefaultParagraphFont" style:family="text">
      <style:text-properties fo:color="#800080"/>
    </style:style>
    <style:style style:name="T519" style:parent-style-name="DefaultParagraphFont" style:family="text">
      <style:text-properties fo:color="#C0C0C0"/>
    </style:style>
    <style:style style:name="T520" style:parent-style-name="DefaultParagraphFont" style:family="text">
      <style:text-properties fo:color="#000000"/>
    </style:style>
    <style:style style:name="T521" style:parent-style-name="DefaultParagraphFont" style:family="text">
      <style:text-properties fo:color="#C0C0C0"/>
    </style:style>
    <style:style style:name="T522" style:parent-style-name="DefaultParagraphFont" style:family="text">
      <style:text-properties fo:color="#808000"/>
    </style:style>
    <style:style style:name="T523" style:parent-style-name="DefaultParagraphFont" style:family="text">
      <style:text-properties fo:color="#C0C0C0"/>
    </style:style>
    <style:style style:name="T524" style:parent-style-name="DefaultParagraphFont" style:family="text">
      <style:text-properties fo:color="#000000"/>
    </style:style>
    <style:style style:name="T525" style:parent-style-name="DefaultParagraphFont" style:family="text">
      <style:text-properties fo:color="#C0C0C0"/>
    </style:style>
    <style:style style:name="T526" style:parent-style-name="DefaultParagraphFont" style:family="text">
      <style:text-properties fo:color="#808000"/>
    </style:style>
    <style:style style:name="T527" style:parent-style-name="DefaultParagraphFont" style:family="text">
      <style:text-properties fo:color="#C0C0C0"/>
    </style:style>
    <style:style style:name="T528" style:parent-style-name="DefaultParagraphFont" style:family="text">
      <style:text-properties fo:color="#000000"/>
    </style:style>
    <style:style style:name="T529" style:parent-style-name="DefaultParagraphFont" style:family="text">
      <style:text-properties fo:color="#000000"/>
    </style:style>
    <style:style style:name="T530" style:parent-style-name="DefaultParagraphFont" style:family="text">
      <style:text-properties fo:color="#C0C0C0"/>
    </style:style>
    <style:style style:name="T531" style:parent-style-name="DefaultParagraphFont" style:family="text">
      <style:text-properties fo:color="#000000"/>
    </style:style>
    <style:style style:name="T532" style:parent-style-name="DefaultParagraphFont" style:family="text">
      <style:text-properties fo:color="#C0C0C0"/>
    </style:style>
    <style:style style:name="T533" style:parent-style-name="DefaultParagraphFont" style:family="text">
      <style:text-properties fo:color="#808000"/>
    </style:style>
    <style:style style:name="T534" style:parent-style-name="DefaultParagraphFont" style:family="text">
      <style:text-properties fo:color="#C0C0C0"/>
    </style:style>
    <style:style style:name="T535" style:parent-style-name="DefaultParagraphFont" style:family="text">
      <style:text-properties fo:color="#000000"/>
    </style:style>
    <style:style style:name="T536" style:parent-style-name="DefaultParagraphFont" style:family="text">
      <style:text-properties fo:color="#C0C0C0"/>
    </style:style>
    <style:style style:name="T537" style:parent-style-name="DefaultParagraphFont" style:family="text">
      <style:text-properties fo:color="#800080"/>
    </style:style>
    <style:style style:name="T538" style:parent-style-name="DefaultParagraphFont" style:family="text">
      <style:text-properties fo:color="#C0C0C0"/>
    </style:style>
    <style:style style:name="T539" style:parent-style-name="DefaultParagraphFont" style:family="text">
      <style:text-properties fo:color="#000000"/>
    </style:style>
    <style:style style:name="T540" style:parent-style-name="DefaultParagraphFont" style:family="text">
      <style:text-properties fo:color="#C0C0C0"/>
    </style:style>
    <style:style style:name="T541" style:parent-style-name="DefaultParagraphFont" style:family="text">
      <style:text-properties fo:color="#000000"/>
    </style:style>
    <style:style style:name="T542" style:parent-style-name="DefaultParagraphFont" style:family="text">
      <style:text-properties fo:color="#C0C0C0"/>
    </style:style>
    <style:style style:name="T543" style:parent-style-name="DefaultParagraphFont" style:family="text">
      <style:text-properties fo:color="#000000"/>
    </style:style>
    <style:style style:name="T544" style:parent-style-name="DefaultParagraphFont" style:family="text">
      <style:text-properties fo:color="#C0C0C0"/>
    </style:style>
    <style:style style:name="T545" style:parent-style-name="DefaultParagraphFont" style:family="text">
      <style:text-properties fo:color="#008000"/>
    </style:style>
    <style:style style:name="T546" style:parent-style-name="DefaultParagraphFont" style:family="text">
      <style:text-properties fo:color="#000000"/>
    </style:style>
    <style:style style:name="T547" style:parent-style-name="DefaultParagraphFont" style:family="text">
      <style:text-properties fo:color="#C0C0C0"/>
    </style:style>
    <style:style style:name="T548" style:parent-style-name="DefaultParagraphFont" style:family="text">
      <style:text-properties fo:color="#808000"/>
    </style:style>
    <style:style style:name="T549" style:parent-style-name="DefaultParagraphFont" style:family="text">
      <style:text-properties fo:color="#000000"/>
    </style:style>
    <style:style style:name="T550" style:parent-style-name="DefaultParagraphFont" style:family="text">
      <style:text-properties fo:color="#C0C0C0"/>
    </style:style>
    <style:style style:name="T551" style:parent-style-name="DefaultParagraphFont" style:family="text">
      <style:text-properties fo:color="#000000"/>
    </style:style>
    <style:style style:name="T552" style:parent-style-name="DefaultParagraphFont" style:family="text">
      <style:text-properties fo:color="#C0C0C0"/>
    </style:style>
    <style:style style:name="T553" style:parent-style-name="DefaultParagraphFont" style:family="text">
      <style:text-properties fo:color="#000000"/>
    </style:style>
    <style:style style:name="T554" style:parent-style-name="DefaultParagraphFont" style:family="text">
      <style:text-properties fo:color="#008000"/>
    </style:style>
    <style:style style:name="T555" style:parent-style-name="DefaultParagraphFont" style:family="text">
      <style:text-properties fo:color="#000000"/>
    </style:style>
    <style:style style:name="T556" style:parent-style-name="DefaultParagraphFont" style:family="text">
      <style:text-properties fo:color="#C0C0C0"/>
    </style:style>
    <style:style style:name="T557" style:parent-style-name="DefaultParagraphFont" style:family="text">
      <style:text-properties fo:color="#808000"/>
    </style:style>
    <style:style style:name="T558" style:parent-style-name="DefaultParagraphFont" style:family="text">
      <style:text-properties fo:color="#000000"/>
    </style:style>
    <style:style style:name="T559" style:parent-style-name="DefaultParagraphFont" style:family="text">
      <style:text-properties fo:color="#C0C0C0"/>
    </style:style>
    <style:style style:name="T560" style:parent-style-name="DefaultParagraphFont" style:family="text">
      <style:text-properties fo:color="#000000"/>
    </style:style>
    <style:style style:name="T561" style:parent-style-name="DefaultParagraphFont" style:family="text">
      <style:text-properties fo:color="#C0C0C0"/>
    </style:style>
    <style:style style:name="T562" style:parent-style-name="DefaultParagraphFont" style:family="text">
      <style:text-properties fo:color="#808000"/>
    </style:style>
    <style:style style:name="T563" style:parent-style-name="DefaultParagraphFont" style:family="text">
      <style:text-properties fo:color="#000000"/>
    </style:style>
    <style:style style:name="T564" style:parent-style-name="DefaultParagraphFont" style:family="text">
      <style:text-properties fo:color="#000080"/>
    </style:style>
    <style:style style:name="T565" style:parent-style-name="DefaultParagraphFont" style:family="text">
      <style:text-properties fo:color="#000000"/>
    </style:style>
    <style:style style:name="T566" style:parent-style-name="DefaultParagraphFont" style:family="text">
      <style:text-properties fo:color="#C0C0C0"/>
    </style:style>
    <style:style style:name="T567" style:parent-style-name="DefaultParagraphFont" style:family="text">
      <style:text-properties fo:color="#000000"/>
    </style:style>
    <style:style style:name="T568" style:parent-style-name="DefaultParagraphFont" style:family="text">
      <style:text-properties fo:color="#C0C0C0"/>
    </style:style>
    <style:style style:name="T569" style:parent-style-name="DefaultParagraphFont" style:family="text">
      <style:text-properties fo:color="#000000"/>
    </style:style>
    <style:style style:name="T570" style:parent-style-name="DefaultParagraphFont" style:family="text">
      <style:text-properties fo:color="#C0C0C0"/>
    </style:style>
    <style:style style:name="T571" style:parent-style-name="DefaultParagraphFont" style:family="text">
      <style:text-properties fo:color="#008000"/>
    </style:style>
    <style:style style:name="T572" style:parent-style-name="DefaultParagraphFont" style:family="text">
      <style:text-properties fo:color="#000000"/>
    </style:style>
    <style:style style:name="T573" style:parent-style-name="DefaultParagraphFont" style:family="text">
      <style:text-properties fo:color="#C0C0C0"/>
    </style:style>
    <style:style style:name="T574" style:parent-style-name="DefaultParagraphFont" style:family="text">
      <style:text-properties fo:color="#000000"/>
    </style:style>
    <style:style style:name="T575" style:parent-style-name="DefaultParagraphFont" style:family="text">
      <style:text-properties fo:color="#800000"/>
    </style:style>
    <style:style style:name="T576" style:parent-style-name="DefaultParagraphFont" style:family="text">
      <style:text-properties fo:color="#000000"/>
    </style:style>
    <style:style style:name="T577" style:parent-style-name="DefaultParagraphFont" style:family="text">
      <style:text-properties fo:color="#C0C0C0"/>
    </style:style>
    <style:style style:name="T578" style:parent-style-name="DefaultParagraphFont" style:family="text">
      <style:text-properties fo:color="#000000"/>
    </style:style>
    <style:style style:name="T579" style:parent-style-name="DefaultParagraphFont" style:family="text">
      <style:text-properties fo:color="#800000"/>
    </style:style>
    <style:style style:name="T580" style:parent-style-name="DefaultParagraphFont" style:family="text">
      <style:text-properties fo:color="#000000"/>
    </style:style>
    <style:style style:name="T581" style:parent-style-name="DefaultParagraphFont" style:family="text">
      <style:text-properties fo:color="#C0C0C0"/>
    </style:style>
    <style:style style:name="T582" style:parent-style-name="DefaultParagraphFont" style:family="text">
      <style:text-properties fo:color="#000000"/>
    </style:style>
    <style:style style:name="T583" style:parent-style-name="DefaultParagraphFont" style:family="text">
      <style:text-properties fo:color="#C0C0C0"/>
    </style:style>
    <style:style style:name="T584" style:parent-style-name="DefaultParagraphFont" style:family="text">
      <style:text-properties fo:color="#000000"/>
    </style:style>
    <style:style style:name="P585" style:parent-style-name="PreformattedText" style:family="paragraph">
      <style:text-properties fo:color="#000000"/>
    </style:style>
    <style:style style:name="T586" style:parent-style-name="DefaultParagraphFont" style:family="text">
      <style:text-properties fo:color="#808000"/>
    </style:style>
    <style:style style:name="T587" style:parent-style-name="DefaultParagraphFont" style:family="text">
      <style:text-properties fo:color="#C0C0C0"/>
    </style:style>
    <style:style style:name="T588" style:parent-style-name="DefaultParagraphFont" style:family="text">
      <style:text-properties fo:color="#000000"/>
    </style:style>
    <style:style style:name="T589" style:parent-style-name="DefaultParagraphFont" style:family="text">
      <style:text-properties fo:color="#808000"/>
    </style:style>
    <style:style style:name="T590" style:parent-style-name="DefaultParagraphFont" style:family="text">
      <style:text-properties fo:color="#C0C0C0"/>
    </style:style>
    <style:style style:name="T591" style:parent-style-name="DefaultParagraphFont" style:family="text">
      <style:text-properties fo:color="#000000"/>
    </style:style>
    <style:style style:name="T592" style:parent-style-name="DefaultParagraphFont" style:family="text">
      <style:text-properties fo:color="#C0C0C0"/>
    </style:style>
    <style:style style:name="T593" style:parent-style-name="DefaultParagraphFont" style:family="text">
      <style:text-properties fo:color="#000000"/>
    </style:style>
    <style:style style:name="T594" style:parent-style-name="DefaultParagraphFont" style:family="text">
      <style:text-properties fo:color="#C0C0C0"/>
    </style:style>
    <style:style style:name="T595" style:parent-style-name="DefaultParagraphFont" style:family="text">
      <style:text-properties fo:color="#800080"/>
    </style:style>
    <style:style style:name="T596" style:parent-style-name="DefaultParagraphFont" style:family="text">
      <style:text-properties fo:color="#800080"/>
    </style:style>
    <style:style style:name="T597" style:parent-style-name="DefaultParagraphFont" style:family="text">
      <style:text-properties fo:color="#C0C0C0"/>
    </style:style>
    <style:style style:name="T598" style:parent-style-name="DefaultParagraphFont" style:family="text">
      <style:text-properties fo:color="#000000"/>
    </style:style>
    <style:style style:name="T599" style:parent-style-name="DefaultParagraphFont" style:family="text">
      <style:text-properties fo:color="#C0C0C0"/>
    </style:style>
    <style:style style:name="T600" style:parent-style-name="DefaultParagraphFont" style:family="text">
      <style:text-properties fo:color="#000000"/>
    </style:style>
    <style:style style:name="T601" style:parent-style-name="DefaultParagraphFont" style:family="text">
      <style:text-properties fo:color="#C0C0C0"/>
    </style:style>
    <style:style style:name="T602" style:parent-style-name="DefaultParagraphFont" style:family="text">
      <style:text-properties fo:color="#000000"/>
    </style:style>
    <style:style style:name="T603" style:parent-style-name="DefaultParagraphFont" style:family="text">
      <style:text-properties fo:color="#C0C0C0"/>
    </style:style>
    <style:style style:name="T604" style:parent-style-name="DefaultParagraphFont" style:family="text">
      <style:text-properties fo:color="#008000"/>
    </style:style>
    <style:style style:name="T605" style:parent-style-name="DefaultParagraphFont" style:family="text">
      <style:text-properties fo:color="#000000"/>
    </style:style>
    <style:style style:name="T606" style:parent-style-name="DefaultParagraphFont" style:family="text">
      <style:text-properties fo:color="#C0C0C0"/>
    </style:style>
    <style:style style:name="T607" style:parent-style-name="DefaultParagraphFont" style:family="text">
      <style:text-properties fo:color="#808000"/>
    </style:style>
    <style:style style:name="T608" style:parent-style-name="DefaultParagraphFont" style:family="text">
      <style:text-properties fo:color="#000000"/>
    </style:style>
    <style:style style:name="T609" style:parent-style-name="DefaultParagraphFont" style:family="text">
      <style:text-properties fo:color="#C0C0C0"/>
    </style:style>
    <style:style style:name="T610" style:parent-style-name="DefaultParagraphFont" style:family="text">
      <style:text-properties fo:color="#000000"/>
    </style:style>
    <style:style style:name="T611" style:parent-style-name="DefaultParagraphFont" style:family="text">
      <style:text-properties fo:color="#C0C0C0"/>
    </style:style>
    <style:style style:name="T612" style:parent-style-name="DefaultParagraphFont" style:family="text">
      <style:text-properties fo:color="#000000"/>
    </style:style>
    <style:style style:name="T613" style:parent-style-name="DefaultParagraphFont" style:family="text">
      <style:text-properties fo:color="#008000"/>
    </style:style>
    <style:style style:name="T614" style:parent-style-name="DefaultParagraphFont" style:family="text">
      <style:text-properties fo:color="#000000"/>
    </style:style>
    <style:style style:name="T615" style:parent-style-name="DefaultParagraphFont" style:family="text">
      <style:text-properties fo:color="#C0C0C0"/>
    </style:style>
    <style:style style:name="T616" style:parent-style-name="DefaultParagraphFont" style:family="text">
      <style:text-properties fo:color="#808000"/>
    </style:style>
    <style:style style:name="T617" style:parent-style-name="DefaultParagraphFont" style:family="text">
      <style:text-properties fo:color="#000000"/>
    </style:style>
    <style:style style:name="T618" style:parent-style-name="DefaultParagraphFont" style:family="text">
      <style:text-properties fo:color="#C0C0C0"/>
    </style:style>
    <style:style style:name="T619" style:parent-style-name="DefaultParagraphFont" style:family="text">
      <style:text-properties fo:color="#000000"/>
    </style:style>
    <style:style style:name="T620" style:parent-style-name="DefaultParagraphFont" style:family="text">
      <style:text-properties fo:color="#C0C0C0"/>
    </style:style>
    <style:style style:name="T621" style:parent-style-name="DefaultParagraphFont" style:family="text">
      <style:text-properties fo:color="#800080"/>
    </style:style>
    <style:style style:name="T622" style:parent-style-name="DefaultParagraphFont" style:family="text">
      <style:text-properties fo:color="#C0C0C0"/>
    </style:style>
    <style:style style:name="T623" style:parent-style-name="DefaultParagraphFont" style:family="text">
      <style:text-properties fo:color="#000000"/>
    </style:style>
    <style:style style:name="T624" style:parent-style-name="DefaultParagraphFont" style:family="text">
      <style:text-properties fo:color="#C0C0C0"/>
    </style:style>
    <style:style style:name="T625" style:parent-style-name="DefaultParagraphFont" style:family="text">
      <style:text-properties fo:color="#000000" fo:font-size="14pt" style:font-size-asian="14pt" style:font-size-complex="14pt"/>
    </style:style>
    <style:style style:name="T626" style:parent-style-name="DefaultParagraphFont" style:family="text">
      <style:text-properties fo:color="#C0C0C0"/>
    </style:style>
    <style:style style:name="T627" style:parent-style-name="DefaultParagraphFont" style:family="text">
      <style:text-properties fo:color="#000000"/>
    </style:style>
    <style:style style:name="P628" style:parent-style-name="PreformattedText" style:family="paragraph">
      <style:text-properties fo:color="#000000"/>
    </style:style>
    <style:style style:name="T629" style:parent-style-name="DefaultParagraphFont" style:family="text">
      <style:text-properties fo:color="#808000"/>
    </style:style>
    <style:style style:name="T630" style:parent-style-name="DefaultParagraphFont" style:family="text">
      <style:text-properties fo:color="#C0C0C0"/>
    </style:style>
    <style:style style:name="T631" style:parent-style-name="DefaultParagraphFont" style:family="text">
      <style:text-properties fo:color="#000000"/>
    </style:style>
    <style:style style:name="T632" style:parent-style-name="DefaultParagraphFont" style:family="text">
      <style:text-properties fo:color="#800080"/>
    </style:style>
    <style:style style:name="T633" style:parent-style-name="DefaultParagraphFont" style:family="text">
      <style:text-properties fo:color="#C0C0C0"/>
    </style:style>
    <style:style style:name="T634" style:parent-style-name="DefaultParagraphFont" style:family="text">
      <style:text-properties fo:color="#000000"/>
    </style:style>
    <style:style style:name="T635" style:parent-style-name="DefaultParagraphFont" style:family="text">
      <style:text-properties fo:color="#C0C0C0"/>
    </style:style>
    <style:style style:name="T636" style:parent-style-name="DefaultParagraphFont" style:family="text">
      <style:text-properties fo:color="#808000"/>
    </style:style>
    <style:style style:name="T637" style:parent-style-name="DefaultParagraphFont" style:family="text">
      <style:text-properties fo:color="#C0C0C0"/>
    </style:style>
    <style:style style:name="T638" style:parent-style-name="DefaultParagraphFont" style:family="text">
      <style:text-properties fo:color="#000000"/>
    </style:style>
    <style:style style:name="T639" style:parent-style-name="DefaultParagraphFont" style:family="text">
      <style:text-properties fo:color="#C0C0C0"/>
    </style:style>
    <style:style style:name="T640" style:parent-style-name="DefaultParagraphFont" style:family="text">
      <style:text-properties fo:color="#808000"/>
    </style:style>
    <style:style style:name="T641" style:parent-style-name="DefaultParagraphFont" style:family="text">
      <style:text-properties fo:color="#C0C0C0"/>
    </style:style>
    <style:style style:name="T642" style:parent-style-name="DefaultParagraphFont" style:family="text">
      <style:text-properties fo:color="#000000"/>
    </style:style>
    <style:style style:name="T643" style:parent-style-name="DefaultParagraphFont" style:family="text">
      <style:text-properties fo:color="#C0C0C0"/>
    </style:style>
    <style:style style:name="T644" style:parent-style-name="DefaultParagraphFont" style:family="text">
      <style:text-properties fo:color="#000000"/>
    </style:style>
    <style:style style:name="T645" style:parent-style-name="DefaultParagraphFont" style:family="text">
      <style:text-properties fo:color="#C0C0C0"/>
    </style:style>
    <style:style style:name="T646" style:parent-style-name="DefaultParagraphFont" style:family="text">
      <style:text-properties fo:color="#800080"/>
    </style:style>
    <style:style style:name="T647" style:parent-style-name="DefaultParagraphFont" style:family="text">
      <style:text-properties fo:color="#C0C0C0"/>
    </style:style>
    <style:style style:name="T648" style:parent-style-name="DefaultParagraphFont" style:family="text">
      <style:text-properties fo:color="#000000"/>
    </style:style>
    <style:style style:name="T649" style:parent-style-name="DefaultParagraphFont" style:family="text">
      <style:text-properties fo:color="#C0C0C0"/>
    </style:style>
    <style:style style:name="T650" style:parent-style-name="DefaultParagraphFont" style:family="text">
      <style:text-properties fo:color="#000000"/>
    </style:style>
    <style:style style:name="T651" style:parent-style-name="DefaultParagraphFont" style:family="text">
      <style:text-properties fo:color="#C0C0C0"/>
    </style:style>
    <style:style style:name="T652" style:parent-style-name="DefaultParagraphFont" style:family="text">
      <style:text-properties fo:color="#000000"/>
    </style:style>
    <style:style style:name="T653" style:parent-style-name="DefaultParagraphFont" style:family="text">
      <style:text-properties fo:color="#C0C0C0"/>
    </style:style>
    <style:style style:name="T654" style:parent-style-name="DefaultParagraphFont" style:family="text">
      <style:text-properties fo:color="#008000"/>
    </style:style>
    <style:style style:name="T655" style:parent-style-name="DefaultParagraphFont" style:family="text">
      <style:text-properties fo:color="#000000"/>
    </style:style>
    <style:style style:name="T656" style:parent-style-name="DefaultParagraphFont" style:family="text">
      <style:text-properties fo:color="#C0C0C0"/>
    </style:style>
    <style:style style:name="T657" style:parent-style-name="DefaultParagraphFont" style:family="text">
      <style:text-properties fo:color="#808000"/>
    </style:style>
    <style:style style:name="T658" style:parent-style-name="DefaultParagraphFont" style:family="text">
      <style:text-properties fo:color="#000000"/>
    </style:style>
    <style:style style:name="T659" style:parent-style-name="DefaultParagraphFont" style:family="text">
      <style:text-properties fo:color="#C0C0C0"/>
    </style:style>
    <style:style style:name="T660" style:parent-style-name="DefaultParagraphFont" style:family="text">
      <style:text-properties fo:color="#000000"/>
    </style:style>
    <style:style style:name="T661" style:parent-style-name="DefaultParagraphFont" style:family="text">
      <style:text-properties fo:color="#C0C0C0"/>
    </style:style>
    <style:style style:name="T662" style:parent-style-name="DefaultParagraphFont" style:family="text">
      <style:text-properties fo:color="#000000"/>
    </style:style>
    <style:style style:name="T663" style:parent-style-name="DefaultParagraphFont" style:family="text">
      <style:text-properties fo:color="#008000"/>
    </style:style>
    <style:style style:name="T664" style:parent-style-name="DefaultParagraphFont" style:family="text">
      <style:text-properties fo:color="#000000"/>
    </style:style>
    <style:style style:name="T665" style:parent-style-name="DefaultParagraphFont" style:family="text">
      <style:text-properties fo:color="#C0C0C0"/>
    </style:style>
    <style:style style:name="T666" style:parent-style-name="DefaultParagraphFont" style:family="text">
      <style:text-properties fo:color="#808000"/>
    </style:style>
    <style:style style:name="T667" style:parent-style-name="DefaultParagraphFont" style:family="text">
      <style:text-properties fo:color="#000000"/>
    </style:style>
    <style:style style:name="T668" style:parent-style-name="DefaultParagraphFont" style:family="text">
      <style:text-properties fo:color="#C0C0C0"/>
    </style:style>
    <style:style style:name="T669" style:parent-style-name="DefaultParagraphFont" style:family="text">
      <style:text-properties fo:color="#000000"/>
    </style:style>
    <style:style style:name="T670" style:parent-style-name="DefaultParagraphFont" style:family="text">
      <style:text-properties fo:color="#C0C0C0"/>
    </style:style>
    <style:style style:name="T671" style:parent-style-name="DefaultParagraphFont" style:family="text">
      <style:text-properties fo:color="#000000" fo:font-size="14pt" style:font-size-asian="14pt" style:font-size-complex="14pt"/>
    </style:style>
    <style:style style:name="T672" style:parent-style-name="DefaultParagraphFont" style:family="text">
      <style:text-properties fo:color="#C0C0C0"/>
    </style:style>
    <style:style style:name="T673" style:parent-style-name="DefaultParagraphFont" style:family="text">
      <style:text-properties fo:color="#000000"/>
    </style:style>
    <style:style style:name="P674" style:parent-style-name="PreformattedText" style:family="paragraph">
      <style:text-properties fo:color="#000000"/>
    </style:style>
    <style:style style:name="T675" style:parent-style-name="DefaultParagraphFont" style:family="text">
      <style:text-properties fo:color="#808000"/>
    </style:style>
    <style:style style:name="T676" style:parent-style-name="DefaultParagraphFont" style:family="text">
      <style:text-properties fo:color="#C0C0C0"/>
    </style:style>
    <style:style style:name="T677" style:parent-style-name="DefaultParagraphFont" style:family="text">
      <style:text-properties fo:color="#000000"/>
    </style:style>
    <style:style style:name="T678" style:parent-style-name="DefaultParagraphFont" style:family="text">
      <style:text-properties fo:color="#808000"/>
    </style:style>
    <style:style style:name="T679" style:parent-style-name="DefaultParagraphFont" style:family="text">
      <style:text-properties fo:color="#C0C0C0"/>
    </style:style>
    <style:style style:name="T680" style:parent-style-name="DefaultParagraphFont" style:family="text">
      <style:text-properties fo:color="#000000"/>
    </style:style>
    <style:style style:name="T681" style:parent-style-name="DefaultParagraphFont" style:family="text">
      <style:text-properties fo:color="#C0C0C0"/>
    </style:style>
    <style:style style:name="T682" style:parent-style-name="DefaultParagraphFont" style:family="text">
      <style:text-properties fo:color="#000000"/>
    </style:style>
    <style:style style:name="T683" style:parent-style-name="DefaultParagraphFont" style:family="text">
      <style:text-properties fo:color="#C0C0C0"/>
    </style:style>
    <style:style style:name="T684" style:parent-style-name="DefaultParagraphFont" style:family="text">
      <style:text-properties fo:color="#800080"/>
    </style:style>
    <style:style style:name="T685" style:parent-style-name="DefaultParagraphFont" style:family="text">
      <style:text-properties fo:color="#C0C0C0"/>
    </style:style>
    <style:style style:name="T686" style:parent-style-name="DefaultParagraphFont" style:family="text">
      <style:text-properties fo:color="#000000"/>
    </style:style>
    <style:style style:name="T687" style:parent-style-name="DefaultParagraphFont" style:family="text">
      <style:text-properties fo:color="#C0C0C0"/>
    </style:style>
    <style:style style:name="T688" style:parent-style-name="DefaultParagraphFont" style:family="text">
      <style:text-properties fo:color="#000000"/>
    </style:style>
    <style:style style:name="T689" style:parent-style-name="DefaultParagraphFont" style:family="text">
      <style:text-properties fo:color="#C0C0C0"/>
    </style:style>
    <style:style style:name="T690" style:parent-style-name="DefaultParagraphFont" style:family="text">
      <style:text-properties fo:color="#000000"/>
    </style:style>
    <style:style style:name="T691" style:parent-style-name="DefaultParagraphFont" style:family="text">
      <style:text-properties fo:color="#C0C0C0"/>
    </style:style>
    <style:style style:name="T692" style:parent-style-name="DefaultParagraphFont" style:family="text">
      <style:text-properties fo:color="#008000"/>
    </style:style>
    <style:style style:name="T693" style:parent-style-name="DefaultParagraphFont" style:family="text">
      <style:text-properties fo:color="#000000"/>
    </style:style>
    <style:style style:name="T694" style:parent-style-name="DefaultParagraphFont" style:family="text">
      <style:text-properties fo:color="#C0C0C0"/>
    </style:style>
    <style:style style:name="T695" style:parent-style-name="DefaultParagraphFont" style:family="text">
      <style:text-properties fo:color="#800080"/>
    </style:style>
    <style:style style:name="T696" style:parent-style-name="DefaultParagraphFont" style:family="text">
      <style:text-properties fo:color="#C0C0C0"/>
    </style:style>
    <style:style style:name="T697" style:parent-style-name="DefaultParagraphFont" style:family="text">
      <style:text-properties fo:color="#000000"/>
    </style:style>
    <style:style style:name="T698" style:parent-style-name="DefaultParagraphFont" style:family="text">
      <style:text-properties fo:color="#C0C0C0"/>
    </style:style>
    <style:style style:name="T699" style:parent-style-name="DefaultParagraphFont" style:family="text">
      <style:text-properties fo:color="#808000"/>
    </style:style>
    <style:style style:name="T700" style:parent-style-name="DefaultParagraphFont" style:family="text">
      <style:text-properties fo:color="#000000"/>
    </style:style>
    <style:style style:name="T701" style:parent-style-name="DefaultParagraphFont" style:family="text">
      <style:text-properties fo:color="#C0C0C0"/>
    </style:style>
    <style:style style:name="T702" style:parent-style-name="DefaultParagraphFont" style:family="text">
      <style:text-properties fo:color="#000000"/>
    </style:style>
    <style:style style:name="T703" style:parent-style-name="DefaultParagraphFont" style:family="text">
      <style:text-properties fo:color="#C0C0C0"/>
    </style:style>
    <style:style style:name="T704" style:parent-style-name="DefaultParagraphFont" style:family="text">
      <style:text-properties fo:color="#000000"/>
    </style:style>
    <style:style style:name="T705" style:parent-style-name="DefaultParagraphFont" style:family="text">
      <style:text-properties fo:color="#008000"/>
    </style:style>
    <style:style style:name="T706" style:parent-style-name="DefaultParagraphFont" style:family="text">
      <style:text-properties fo:color="#000000"/>
    </style:style>
    <style:style style:name="T707" style:parent-style-name="DefaultParagraphFont" style:family="text">
      <style:text-properties fo:color="#C0C0C0"/>
    </style:style>
    <style:style style:name="T708" style:parent-style-name="DefaultParagraphFont" style:family="text">
      <style:text-properties fo:color="#808000"/>
    </style:style>
    <style:style style:name="T709" style:parent-style-name="DefaultParagraphFont" style:family="text">
      <style:text-properties fo:color="#000000"/>
    </style:style>
    <style:style style:name="T710" style:parent-style-name="DefaultParagraphFont" style:family="text">
      <style:text-properties fo:color="#C0C0C0"/>
    </style:style>
    <style:style style:name="T711" style:parent-style-name="DefaultParagraphFont" style:family="text">
      <style:text-properties fo:color="#000000"/>
    </style:style>
    <style:style style:name="T712" style:parent-style-name="DefaultParagraphFont" style:family="text">
      <style:text-properties fo:color="#C0C0C0"/>
    </style:style>
    <style:style style:name="T713" style:parent-style-name="DefaultParagraphFont" style:family="text">
      <style:text-properties fo:color="#000000"/>
    </style:style>
    <style:style style:name="T714" style:parent-style-name="DefaultParagraphFont" style:family="text">
      <style:text-properties fo:color="#C0C0C0"/>
    </style:style>
    <style:style style:name="T715" style:parent-style-name="DefaultParagraphFont" style:family="text">
      <style:text-properties fo:color="#000080"/>
    </style:style>
    <style:style style:name="T716" style:parent-style-name="DefaultParagraphFont" style:family="text">
      <style:text-properties fo:color="#000000"/>
    </style:style>
    <style:style style:name="T717" style:parent-style-name="DefaultParagraphFont" style:family="text">
      <style:text-properties fo:color="#C0C0C0"/>
    </style:style>
    <style:style style:name="T718" style:parent-style-name="DefaultParagraphFont" style:family="text">
      <style:text-properties fo:color="#000080"/>
    </style:style>
    <style:style style:name="T719" style:parent-style-name="DefaultParagraphFont" style:family="text">
      <style:text-properties fo:color="#000000"/>
    </style:style>
    <style:style style:name="T720" style:parent-style-name="DefaultParagraphFont" style:family="text">
      <style:text-properties fo:color="#C0C0C0"/>
    </style:style>
    <style:style style:name="T721" style:parent-style-name="DefaultParagraphFont" style:family="text">
      <style:text-properties fo:color="#000000"/>
    </style:style>
    <style:style style:name="T722" style:parent-style-name="DefaultParagraphFont" style:family="text">
      <style:text-properties fo:color="#C0C0C0"/>
    </style:style>
    <style:style style:name="T723" style:parent-style-name="DefaultParagraphFont" style:family="text">
      <style:text-properties fo:color="#808000"/>
    </style:style>
    <style:style style:name="T724" style:parent-style-name="DefaultParagraphFont" style:family="text">
      <style:text-properties fo:color="#000000"/>
    </style:style>
    <style:style style:name="T725" style:parent-style-name="DefaultParagraphFont" style:family="text">
      <style:text-properties fo:color="#C0C0C0"/>
    </style:style>
    <style:style style:name="T726" style:parent-style-name="DefaultParagraphFont" style:family="text">
      <style:text-properties fo:color="#000000"/>
    </style:style>
    <style:style style:name="T727" style:parent-style-name="DefaultParagraphFont" style:family="text">
      <style:text-properties fo:color="#C0C0C0"/>
    </style:style>
    <style:style style:name="T728" style:parent-style-name="DefaultParagraphFont" style:family="text">
      <style:text-properties fo:color="#000000"/>
    </style:style>
    <style:style style:name="T729" style:parent-style-name="DefaultParagraphFont" style:family="text">
      <style:text-properties fo:color="#C0C0C0"/>
    </style:style>
    <style:style style:name="T730" style:parent-style-name="DefaultParagraphFont" style:family="text">
      <style:text-properties fo:color="#000000"/>
    </style:style>
    <style:style style:name="T731" style:parent-style-name="DefaultParagraphFont" style:family="text">
      <style:text-properties fo:color="#C0C0C0"/>
    </style:style>
    <style:style style:name="T732" style:parent-style-name="DefaultParagraphFont" style:family="text">
      <style:text-properties fo:color="#000080"/>
    </style:style>
    <style:style style:name="T733" style:parent-style-name="DefaultParagraphFont" style:family="text">
      <style:text-properties fo:color="#000000"/>
    </style:style>
    <style:style style:name="T734" style:parent-style-name="DefaultParagraphFont" style:family="text">
      <style:text-properties fo:color="#C0C0C0"/>
    </style:style>
    <style:style style:name="T735" style:parent-style-name="DefaultParagraphFont" style:family="text">
      <style:text-properties fo:color="#000080"/>
    </style:style>
    <style:style style:name="T736" style:parent-style-name="DefaultParagraphFont" style:family="text">
      <style:text-properties fo:color="#000000"/>
    </style:style>
    <style:style style:name="T737" style:parent-style-name="DefaultParagraphFont" style:family="text">
      <style:text-properties fo:color="#C0C0C0"/>
    </style:style>
    <style:style style:name="T738" style:parent-style-name="DefaultParagraphFont" style:family="text">
      <style:text-properties fo:color="#000000"/>
    </style:style>
    <style:style style:name="T739" style:parent-style-name="DefaultParagraphFont" style:family="text">
      <style:text-properties fo:color="#C0C0C0"/>
    </style:style>
    <style:style style:name="T740" style:parent-style-name="DefaultParagraphFont" style:family="text">
      <style:text-properties fo:color="#000000"/>
    </style:style>
    <style:style style:name="T741" style:parent-style-name="DefaultParagraphFont" style:family="text">
      <style:text-properties fo:color="#C0C0C0"/>
    </style:style>
    <style:style style:name="T742" style:parent-style-name="DefaultParagraphFont" style:family="text">
      <style:text-properties fo:color="#000000"/>
    </style:style>
    <style:style style:name="P743" style:parent-style-name="PreformattedText" style:family="paragraph">
      <style:text-properties fo:color="#000000"/>
    </style:style>
    <style:style style:name="P744" style:parent-style-name="Standard" style:family="paragraph">
      <style:text-properties fo:font-weight="bold" style:font-weight-asian="bold" style:font-weight-complex="bold"/>
    </style:style>
    <style:style style:name="P745" style:parent-style-name="Textbody" style:family="paragraph">
      <style:paragraph-properties fo:margin-bottom="0in"/>
    </style:style>
    <style:style style:name="P746" style:parent-style-name="Textbody" style:family="paragraph">
      <style:paragraph-properties fo:margin-bottom="0in"/>
    </style:style>
    <style:style style:name="P747" style:parent-style-name="Textbody" style:family="paragraph">
      <style:paragraph-properties fo:margin-bottom="0in"/>
    </style:style>
    <style:style style:name="P748" style:parent-style-name="Textbody" style:family="paragraph">
      <style:paragraph-properties fo:margin-bottom="0in"/>
    </style:style>
    <style:style style:name="P749" style:parent-style-name="Textbody" style:family="paragraph">
      <style:paragraph-properties fo:margin-bottom="0in"/>
    </style:style>
    <style:style style:name="P750" style:parent-style-name="Textbody" style:family="paragraph">
      <style:paragraph-properties fo:margin-bottom="0in"/>
    </style:style>
    <style:style style:name="P751" style:parent-style-name="Textbody" style:family="paragraph">
      <style:paragraph-properties fo:margin-bottom="0in"/>
    </style:style>
    <style:style style:name="P752" style:parent-style-name="Textbody" style:family="paragraph">
      <style:paragraph-properties fo:margin-bottom="0in"/>
    </style:style>
    <style:style style:name="P753" style:parent-style-name="Textbody" style:family="paragraph">
      <style:paragraph-properties fo:margin-bottom="0in"/>
    </style:style>
    <style:style style:name="P754" style:parent-style-name="Textbody" style:family="paragraph">
      <style:paragraph-properties fo:margin-bottom="0in"/>
    </style:style>
    <style:style style:name="P755" style:parent-style-name="Textbody" style:family="paragraph">
      <style:paragraph-properties fo:margin-bottom="0in"/>
    </style:style>
    <style:style style:name="P756" style:parent-style-name="Textbody" style:family="paragraph">
      <style:paragraph-properties fo:margin-bottom="0in"/>
    </style:style>
    <style:style style:name="P757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758" style:parent-style-name="Textbody" style:family="paragraph">
      <style:paragraph-properties fo:margin-bottom="0in"/>
    </style:style>
    <style:style style:name="P759" style:parent-style-name="Textbody" style:family="paragraph">
      <style:paragraph-properties fo:margin-bottom="0in"/>
    </style:style>
    <style:style style:name="P760" style:parent-style-name="Textbody" style:family="paragraph">
      <style:paragraph-properties fo:margin-bottom="0in"/>
    </style:style>
    <style:style style:name="P761" style:parent-style-name="Textbody" style:family="paragraph">
      <style:paragraph-properties fo:margin-bottom="0in"/>
    </style:style>
    <style:style style:name="P762" style:parent-style-name="Textbody" style:family="paragraph">
      <style:paragraph-properties fo:margin-bottom="0in"/>
    </style:style>
    <style:style style:name="P763" style:parent-style-name="Textbody" style:family="paragraph">
      <style:paragraph-properties fo:margin-bottom="0in"/>
    </style:style>
    <style:style style:name="P764" style:parent-style-name="Textbody" style:family="paragraph">
      <style:paragraph-properties fo:margin-bottom="0in"/>
    </style:style>
    <style:style style:name="P765" style:parent-style-name="Textbody" style:family="paragraph">
      <style:paragraph-properties fo:margin-bottom="0in"/>
    </style:style>
    <style:style style:name="P766" style:parent-style-name="Textbody" style:family="paragraph">
      <style:paragraph-properties fo:margin-bottom="0in"/>
    </style:style>
    <style:style style:name="P767" style:parent-style-name="Textbody" style:family="paragraph">
      <style:paragraph-properties fo:margin-bottom="0in"/>
    </style:style>
    <style:style style:name="P768" style:parent-style-name="Textbody" style:family="paragraph">
      <style:paragraph-properties fo:margin-bottom="0in"/>
    </style:style>
    <style:style style:name="P769" style:parent-style-name="Textbody" style:family="paragraph">
      <style:paragraph-properties fo:margin-bottom="0in"/>
    </style:style>
    <style:style style:name="P770" style:parent-style-name="Textbody" style:family="paragraph">
      <style:paragraph-properties fo:margin-bottom="0in"/>
    </style:style>
    <style:style style:name="P771" style:parent-style-name="Textbody" style:family="paragraph">
      <style:paragraph-properties fo:margin-bottom="0in"/>
    </style:style>
    <style:style style:name="P772" style:parent-style-name="Textbody" style:family="paragraph">
      <style:paragraph-properties fo:margin-bottom="0in"/>
    </style:style>
    <style:style style:name="P773" style:parent-style-name="Textbody" style:family="paragraph">
      <style:paragraph-properties fo:margin-bottom="0in"/>
    </style:style>
    <style:style style:name="P774" style:parent-style-name="Textbody" style:family="paragraph">
      <style:paragraph-properties fo:margin-bottom="0in"/>
    </style:style>
    <style:style style:name="P775" style:parent-style-name="Textbody" style:family="paragraph">
      <style:paragraph-properties fo:margin-bottom="0in"/>
    </style:style>
    <style:style style:name="P776" style:parent-style-name="Textbody" style:family="paragraph">
      <style:paragraph-properties fo:margin-bottom="0in"/>
    </style:style>
    <style:style style:name="P777" style:parent-style-name="Textbody" style:family="paragraph">
      <style:paragraph-properties fo:margin-bottom="0in"/>
    </style:style>
    <style:style style:name="P778" style:parent-style-name="Textbody" style:family="paragraph">
      <style:paragraph-properties fo:margin-bottom="0in"/>
    </style:style>
    <style:style style:name="P779" style:parent-style-name="Textbody" style:family="paragraph">
      <style:paragraph-properties fo:margin-bottom="0in"/>
    </style:style>
    <style:style style:name="P780" style:parent-style-name="Textbody" style:family="paragraph">
      <style:paragraph-properties fo:margin-bottom="0in"/>
    </style:style>
    <style:style style:name="T781" style:parent-style-name="DefaultParagraphFont" style:family="text">
      <style:text-properties fo:font-weight="bold" style:font-weight-asian="bold" style:font-weight-complex="bold"/>
    </style:style>
    <style:style style:name="P782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783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784" style:parent-style-name="Textbody" style:family="paragraph">
      <style:paragraph-properties fo:margin-bottom="0in"/>
    </style:style>
    <style:style style:name="P785" style:parent-style-name="Textbody" style:family="paragraph">
      <style:paragraph-properties fo:margin-bottom="0in"/>
    </style:style>
    <style:style style:name="P786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787" style:parent-style-name="Textbody" style:family="paragraph">
      <style:paragraph-properties fo:margin-bottom="0in"/>
    </style:style>
    <style:style style:name="P788" style:parent-style-name="Textbody" style:family="paragraph">
      <style:paragraph-properties fo:margin-bottom="0in"/>
    </style:style>
    <style:style style:name="P789" style:parent-style-name="Textbody" style:family="paragraph">
      <style:paragraph-properties fo:margin-bottom="0in"/>
    </style:style>
    <style:style style:name="P790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791" style:parent-style-name="Textbody" style:family="paragraph">
      <style:paragraph-properties fo:margin-bottom="0in"/>
    </style:style>
    <style:style style:name="P792" style:parent-style-name="Textbody" style:family="paragraph">
      <style:paragraph-properties fo:margin-bottom="0in"/>
    </style:style>
    <style:style style:name="P793" style:parent-style-name="Textbody" style:family="paragraph">
      <style:paragraph-properties fo:margin-bottom="0in"/>
    </style:style>
    <style:style style:name="P794" style:parent-style-name="Textbody" style:family="paragraph">
      <style:paragraph-properties fo:margin-bottom="0in"/>
    </style:style>
    <style:style style:name="P795" style:parent-style-name="Textbody" style:family="paragraph">
      <style:paragraph-properties fo:margin-bottom="0in"/>
    </style:style>
    <style:style style:name="P796" style:parent-style-name="Textbody" style:family="paragraph">
      <style:paragraph-properties fo:margin-bottom="0in"/>
    </style:style>
    <style:style style:name="P797" style:parent-style-name="Textbody" style:family="paragraph">
      <style:paragraph-properties fo:margin-bottom="0in"/>
    </style:style>
    <style:style style:name="P798" style:parent-style-name="Textbody" style:family="paragraph">
      <style:paragraph-properties fo:margin-bottom="0in"/>
    </style:style>
    <style:style style:name="P799" style:parent-style-name="Textbody" style:family="paragraph">
      <style:paragraph-properties fo:margin-bottom="0in"/>
    </style:style>
    <style:style style:name="P800" style:parent-style-name="Textbody" style:family="paragraph">
      <style:paragraph-properties fo:margin-bottom="0in"/>
    </style:style>
    <style:style style:name="P801" style:parent-style-name="Textbody" style:family="paragraph">
      <style:paragraph-properties fo:margin-bottom="0in"/>
    </style:style>
    <style:style style:name="P802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803" style:parent-style-name="Textbody" style:family="paragraph">
      <style:paragraph-properties fo:margin-bottom="0in"/>
    </style:style>
    <style:style style:name="P804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805" style:parent-style-name="Textbody" style:family="paragraph">
      <style:paragraph-properties fo:margin-bottom="0in"/>
    </style:style>
    <style:style style:name="T806" style:parent-style-name="DefaultParagraphFont" style:family="text">
      <style:text-properties fo:font-weight="bold" style:font-weight-asian="bold" style:font-weight-complex="bold"/>
    </style:style>
    <style:style style:name="P807" style:parent-style-name="Textbody" style:family="paragraph">
      <style:paragraph-properties fo:margin-bottom="0in"/>
    </style:style>
    <style:style style:name="P808" style:parent-style-name="Textbody" style:family="paragraph">
      <style:paragraph-properties fo:margin-bottom="0in"/>
    </style:style>
    <style:style style:name="P809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810" style:parent-style-name="Textbody" style:family="paragraph">
      <style:paragraph-properties fo:margin-bottom="0in"/>
    </style:style>
    <style:style style:name="P811" style:parent-style-name="Textbody" style:family="paragraph">
      <style:paragraph-properties fo:margin-bottom="0in"/>
    </style:style>
    <style:style style:name="P812" style:parent-style-name="Textbody" style:family="paragraph">
      <style:paragraph-properties fo:margin-bottom="0in"/>
    </style:style>
    <style:style style:name="P813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814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815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816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817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818" style:parent-style-name="Textbody" style:family="paragraph">
      <style:paragraph-properties fo:margin-bottom="0in"/>
    </style:style>
    <style:style style:name="P819" style:parent-style-name="Textbody" style:family="paragraph">
      <style:paragraph-properties fo:margin-bottom="0in"/>
    </style:style>
    <style:style style:name="P820" style:parent-style-name="Heading3" style:family="paragraph">
      <style:paragraph-properties fo:margin-top="0in"/>
    </style:style>
    <style:style style:name="P821" style:parent-style-name="Heading3" style:family="paragraph">
      <style:paragraph-properties fo:margin-top="0in"/>
    </style:style>
    <style:style style:name="T822" style:parent-style-name="VarsayılanParagrafYazıTipi" style:family="text">
      <style:text-properties fo:font-weight="bold" style:font-weight-asian="bold" style:font-weight-complex="bold" fo:color="#000000" style:language-asian="tr" style:country-asian="TR"/>
    </style:style>
    <style:style style:name="T823" style:parent-style-name="VarsayılanParagrafYazıTipi" style:family="text">
      <style:text-properties fo:color="#000000" style:language-asian="tr" style:country-asian="TR"/>
    </style:style>
    <style:style style:name="TableColumn825" style:family="table-column">
      <style:table-column-properties style:column-width="6.2986in" style:use-optimal-column-width="false"/>
    </style:style>
    <style:style style:name="Table824" style:family="table">
      <style:table-properties style:width="6.2986in" fo:margin-left="0in" table:align="left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828" style:parent-style-name="VarsayılanParagrafYazıTipi" style:family="text">
      <style:text-properties fo:font-weight="bold" style:font-weight-asian="bold" style:font-weight-complex="bold" fo:color="#000000" style:language-asian="tr" style:country-asian="TR"/>
    </style:style>
    <style:style style:name="T829" style:parent-style-name="VarsayılanParagrafYazıTipi" style:family="text">
      <style:text-properties fo:color="#000000" style:language-asian="tr" style:country-asian="TR"/>
    </style:style>
    <style:style style:name="TableColumn831" style:family="table-column">
      <style:table-column-properties style:column-width="6.302in" style:use-optimal-column-width="false"/>
    </style:style>
    <style:style style:name="Table830" style:family="table">
      <style:table-properties style:width="6.302in" fo:margin-left="0in" table:align="lef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834" style:parent-style-name="VarsayılanParagrafYazıTipi" style:family="text">
      <style:text-properties fo:font-weight="bold" style:font-weight-asian="bold" style:font-weight-complex="bold" fo:color="#000000" style:language-asian="tr" style:country-asian="TR"/>
    </style:style>
    <style:style style:name="T835" style:parent-style-name="VarsayılanParagrafYazıTipi" style:family="text">
      <style:text-properties fo:color="#000000" style:language-asian="tr" style:country-asian="TR"/>
    </style:style>
    <style:style style:name="TableColumn837" style:family="table-column">
      <style:table-column-properties style:column-width="6.302in" style:use-optimal-column-width="false"/>
    </style:style>
    <style:style style:name="Table836" style:family="table">
      <style:table-properties style:width="6.302in" fo:margin-left="0in" table:align="lef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ext:p text:style-name="Standard"/>
      <text:p text:style-name="Standard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Data Organization and Management</text:span></text:p>
            <text:p text:style-name="P8"/>
            <text:p text:style-name="P9"><text:span text:style-name="T10">File I/O in C</text:span></text:p>
            <text:p text:style-name="P11"/>
            <text:p text:style-name="P12"><text:span text:style-name="VarsayılanParagrafYazıTipi">2016</text:span></text:p>
          </table:table-cell>
        </table:table-row>
      </table:table>
      <text:p text:style-name="Standard"/>
      <text:soft-page-break/>
      <text:list text:style-name="WWNum3">
        <text:list-item text:start-value="1">
          <text:p text:style-name="P13">File I/O in C</text:p>
        </text:list-item>
      </text:list>
      <text:list text:style-name="WWNum4" text:continue-numbering="true">
        <text:list-item>
          <text:list>
            <text:list-item>
              <text:p text:style-name="P14">Introduction</text:p>
            </text:list-item>
          </text:list>
        </text:list-item>
      </text:list>
      <text:p text:style-name="P15"/>
      <text:p text:style-name="P16"><text:span text:style-name="VarsayılanParagrafYazıTipi">I</text:span>n C, <text:s/>file I/O can be grouped according to two approaches. First is the level of the File<text:s/>I/O API used to discriminate function family. This group has two sub groups:</text:p>
      <text:p text:style-name="P17"/>
      <text:p text:style-name="P18">According to the level of I/O</text:p>
      <text:p text:style-name="P19"/>
      <text:p text:style-name="P20">Low-Level I/O</text:p>
      <text:p text:style-name="P21">Direct interface to OS system calls. Functions in this category are<text:s/><text:span text:style-name="T22">open, close, read, write</text:span><text:s/>etc.</text:p>
      <text:p text:style-name="P23"/>
      <text:p text:style-name="P24">High-Level I/O</text:p>
      <text:p text:style-name="P25">C or C++ runtime interface. Functions like,<text:s/><text:span text:style-name="T26">fopen, fclose, fread, fwrite, fprintf, fscanf</text:span><text:s/>etc.</text:p>
      <text:p text:style-name="P27"/>
      <text:p text:style-name="P28">According to the content of I/O</text:p>
      <text:p text:style-name="P29"/>
      <text:p text:style-name="P30">Textual I/O</text:p>
      <text:p text:style-name="P31">Human readable files encoded with ASCII or UTF-8 that is defined by system’s locale. Sample functions;<text:s/><text:span text:style-name="T32">fprintf, fscanf, fputs, fgets</text:span>.</text:p>
      <text:p text:style-name="P33"/>
      <text:p text:style-name="P34">Binary I/O</text:p>
      <text:p text:style-name="P35">Memory representation of the data stored. Sample functions,<text:s/><text:span text:style-name="T36">fread, fwrite</text:span>.</text:p>
      <text:p text:style-name="P37"/>
      <text:p text:style-name="P38">Second group is not fully separated. For example, you can write text data using binary mode commands.</text:p>
      <text:p text:style-name="P39"/>
      <text:list text:style-name="WWNum2" text:continue-numbering="true">
        <text:list-item>
          <text:list>
            <text:list-item>
              <text:p text:style-name="P40"><text:span text:style-name="VarsayılanParagrafYazıTipi">Lab Work – <text:s/>File I/O in C</text:span></text:p>
            </text:list-item>
          </text:list>
        </text:list-item>
      </text:list>
      <text:p text:style-name="Standard"><text:span text:style-name="VarsayılanParagrafYazıTipi">In this laboratory work you are expect</text:span><text:span text:style-name="VarsayılanParagrafYazıTipi">ed to implement basic file I/O in C.</text:span></text:p>
      <text:p text:style-name="Standard"><text:span text:style-name="T41">Step 1.</text:span><text:span text:style-name="VarsayılanParagrafYazıTipi"><text:s/>Open gedit Text Editor</text:span></text:p>
      <text:p text:style-name="Standard"><text:span text:style-name="T42">Step 2. <text:s/></text:span><text:span text:style-name="VarsayılanParagrafYazıTipi">Name<text:s/></text:span><text:span text:style-name="T43">file.c</text:span></text:p>
      <text:p text:style-name="Standard"><text:span text:style-name="T44">Step 4.</text:span><text:span text:style-name="T45"><text:s/>Write following code excerpt.</text:span></text:p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// includes for low level file API</text:p>
            <text:p text:style-name="PreformattedText"><text:span text:style-name="T51">#include</text:span><text:span text:style-name="T52"><text:s/></text:span><text:span text:style-name="T53">&lt;fcntl.h&gt;</text:span></text:p>
            <text:p text:style-name="PreformattedText"><text:span text:style-name="T54">#include</text:span><text:span text:style-name="T55"><text:s/></text:span><text:span text:style-name="T56">&lt;sys/types.h&gt;</text:span></text:p>
            <text:p text:style-name="PreformattedText"><text:span text:style-name="T57">#include</text:span><text:span text:style-name="T58"><text:s/></text:span><text:span text:style-name="T59">&lt;sys/stat.h&gt;</text:span></text:p>
            <text:p text:style-name="P60">// includes for C Streams</text:p>
            <text:p text:style-name="PreformattedText"><text:span text:style-name="T61">#include</text:span><text:span text:style-name="T62"><text:s/></text:span><text:span text:style-name="T63">&lt;stdio.h&gt;</text:span></text:p>
            <text:p text:style-name="P64">// include for c strings</text:p>
            <text:p text:style-name="PreformattedText"><text:span text:style-name="T65">#include</text:span><text:span text:style-name="T66"><text:s/></text:span><text:span text:style-name="T67">&lt;string.h&gt;</text:span></text:p>
            <text:p text:style-name="P68">// Record to save file</text:p>
            <text:p text:style-name="PreformattedText"><text:span text:style-name="T69">struct</text:span><text:span text:style-name="T70"><text:s/></text:span><text:span text:style-name="T71">_Student</text:span><text:span text:style-name="T72"><text:s/></text:span><text:span text:style-name="T73">{</text:span></text:p>
            <text:p text:style-name="PreformattedText"><text:span text:style-name="T74"><text:s text:c="4"/></text:span><text:span text:style-name="T75">int</text:span><text:span text:style-name="T76"><text:s/></text:span><text:span text:style-name="T77">studentId</text:span><text:span text:style-name="T78">;</text:span></text:p>
            <text:p text:style-name="PreformattedText"><text:span text:style-name="T79"><text:s text:c="4"/></text:span><text:span text:style-name="T80">char</text:span><text:span text:style-name="T81"><text:s/></text:span><text:span text:style-name="T82">studentName</text:span><text:span text:style-name="T83">[</text:span><text:span text:style-name="T84">20</text:span><text:span text:style-name="T85">];</text:span></text:p>
            <text:p text:style-name="P86">};</text:p>
            <text:p text:style-name="PreformattedText"><text:span text:style-name="T87">#define</text:span><text:span text:style-name="T88"><text:s/></text:span>REC_SIZE<text:span text:style-name="T89"><text:s/></text:span><text:span text:style-name="T90">sizeof</text:span><text:span text:style-name="T91">(</text:span><text:span text:style-name="T92">struct</text:span><text:span text:style-name="T93"><text:s/></text:span>_Student<text:span text:style-name="T94">)</text:span></text:p>
            <text:p text:style-name="PreformattedText"><text:span text:style-name="T95">typedef</text:span><text:span text:style-name="T96"><text:s/></text:span><text:span text:style-name="T97">struct</text:span><text:span text:style-name="T98"><text:s/></text:span><text:span text:style-name="T99">_Student</text:span><text:span text:style-name="T100"><text:s/></text:span><text:span text:style-name="T101">Student</text:span><text:span text:style-name="T102">;</text:span></text:p>
            <text:p text:style-name="PreformattedText"><text:span text:style-name="T103">void</text:span><text:span text:style-name="T104"><text:s/></text:span><text:span text:style-name="T105">printStudentData(</text:span><text:span text:style-name="T106">Student</text:span><text:span text:style-name="T107"><text:s/></text:span>student<text:span text:style-name="T108">);</text:span></text:p>
            <text:p text:style-name="PreformattedText"><text:span text:style-name="T109">void</text:span><text:span text:style-name="T110"><text:s/></text:span><text:span text:style-name="T111">writeStudentsUsingLowLevelIO(</text:span><text:span text:style-name="T112">Student</text:span><text:span text:style-name="T113"><text:s/></text:span><text:span text:style-name="T114">*</text:span>students<text:span text:style-name="T115">,</text:span><text:span text:style-name="T116"><text:s/></text:span><text:span text:style-name="T117">int</text:span><text:span text:style-name="T118"><text:s/></text:span>studentcount<text:span text:style-name="T119">,</text:span><text:span text:style-name="T120"><text:s/></text:span><text:span text:style-name="T121">char</text:span><text:span text:style-name="T122"><text:s/></text:span><text:span text:style-name="T123">*</text:span>filename<text:span text:style-name="T124">);</text:span></text:p>
            <text:p text:style-name="PreformattedText"><text:span text:style-name="T125">void</text:span><text:span text:style-name="T126"><text:s/></text:span><text:span text:style-name="T127">readStudentsUsingLowLevelIO(</text:span><text:span text:style-name="T128">char</text:span><text:span text:style-name="T129"><text:s/></text:span><text:span text:style-name="T130">*</text:span>filename<text:span text:style-name="T131">);</text:span></text:p>
            <text:p text:style-name="PreformattedText"><text:span text:style-name="T132">void</text:span><text:span text:style-name="T133"><text:s/></text:span><text:span text:style-name="T134">writeStudentsUsi</text:span><text:span text:style-name="T135">ngCText(</text:span><text:span text:style-name="T136">Student</text:span><text:span text:style-name="T137"><text:s/></text:span><text:span text:style-name="T138">*</text:span>students<text:span text:style-name="T139">,</text:span><text:span text:style-name="T140"><text:s/></text:span><text:span text:style-name="T141">int</text:span><text:span text:style-name="T142"><text:s/></text:span>studentcount<text:span text:style-name="T143">,</text:span><text:span text:style-name="T144"><text:s/></text:span><text:span text:style-name="T145">char</text:span><text:span text:style-name="T146"><text:s/></text:span><text:span text:style-name="T147">*</text:span>filename<text:span text:style-name="T148">);</text:span></text:p>
            <text:p text:style-name="PreformattedText"><text:span text:style-name="T149">void</text:span><text:span text:style-name="T150"><text:s/></text:span><text:span text:style-name="T151">readStudentsUsingCText(</text:span><text:span text:style-name="T152">char</text:span><text:span text:style-name="T153"><text:s/></text:span><text:span text:style-name="T154">*</text:span>filename<text:span text:style-name="T155">);</text:span></text:p>
            <text:p text:style-name="PreformattedText"><text:span text:style-name="T156">void</text:span><text:span text:style-name="T157"><text:s/></text:span><text:span text:style-name="T158">writeStudentsUsingCBin(</text:span><text:span text:style-name="T159">Student</text:span><text:span text:style-name="T160"><text:s/></text:span><text:span text:style-name="T161">*</text:span>students<text:span text:style-name="T162">,</text:span><text:span text:style-name="T163"><text:s/></text:span><text:span text:style-name="T164">int</text:span><text:span text:style-name="T165"><text:s/></text:span>studentcount<text:span text:style-name="T166">,</text:span><text:span text:style-name="T167"><text:s/></text:span><text:span text:style-name="T168">char</text:span><text:span text:style-name="T169"><text:s/></text:span><text:span text:style-name="T170">*</text:span>filename<text:span text:style-name="T171">);</text:span></text:p>
            <text:soft-page-break/>
            <text:p text:style-name="PreformattedText"><text:span text:style-name="T172">void</text:span><text:span text:style-name="T173"><text:s/></text:span><text:span text:style-name="T174">readStudentsUsingCBin(</text:span><text:span text:style-name="T175">char</text:span><text:span text:style-name="T176"><text:s/></text:span><text:span text:style-name="T177">*</text:span>filename<text:span text:style-name="T178">);</text:span></text:p>
            <text:p text:style-name="PreformattedText"/>
            <text:p text:style-name="PreformattedText"><text:span text:style-name="T179">int</text:span><text:span text:style-name="T180"><text:s/></text:span><text:span text:style-name="T181">main(</text:span><text:span text:style-name="T182">void</text:span><text:span text:style-name="T183">)</text:span><text:span text:style-name="T184"><text:s/></text:span><text:span text:style-name="T185">{</text:span></text:p>
            <text:p text:style-name="PreformattedText"><text:span text:style-name="T186"><text:s text:c="4"/></text:span><text:span text:style-name="T187">Student</text:span><text:span text:style-name="T188"><text:s/></text:span><text:span text:style-name="T189">students[</text:span><text:span text:style-name="T190">7</text:span><text:span text:style-name="T191">];</text:span></text:p>
            <text:p text:style-name="PreformattedText"><text:span text:style-name="T192"><text:s text:c="4"/></text:span><text:span text:style-name="T193">students[</text:span><text:span text:style-name="T194">0</text:span><text:span text:style-name="T195">].</text:span><text:span text:style-name="T196">studentId</text:span><text:span text:style-name="T197">=</text:span><text:span text:style-name="T198">1</text:span><text:span text:style-name="T199">;</text:span></text:p>
            <text:p text:style-name="PreformattedText"><text:span text:style-name="T200"><text:s text:c="4"/></text:span><text:span text:style-name="T201">strcpy(students[</text:span><text:span text:style-name="T202">0</text:span><text:span text:style-name="T203">].</text:span><text:span text:style-name="T204">studentName</text:span><text:span text:style-name="T205">,</text:span><text:span text:style-name="T206"><text:s/></text:span><text:span text:style-name="T207">"Ali"</text:span><text:span text:style-name="T208">);</text:span></text:p>
            <text:p text:style-name="PreformattedText"><text:span text:style-name="T209"><text:s text:c="4"/></text:span><text:span text:style-name="T210">students[</text:span><text:span text:style-name="T211">1</text:span><text:span text:style-name="T212">].</text:span><text:span text:style-name="T213">studentId</text:span><text:span text:style-name="T214">=</text:span><text:span text:style-name="T215">2</text:span><text:span text:style-name="T216">;</text:span></text:p>
            <text:p text:style-name="PreformattedText"><text:span text:style-name="T217"><text:s text:c="4"/></text:span><text:span text:style-name="T218">strcpy(students[</text:span><text:span text:style-name="T219">1</text:span><text:span text:style-name="T220">].</text:span><text:span text:style-name="T221">studentName</text:span><text:span text:style-name="T222">,</text:span><text:span text:style-name="T223"><text:s/></text:span><text:span text:style-name="T224">"Jale"</text:span><text:span text:style-name="T225">);</text:span></text:p>
            <text:p text:style-name="PreformattedText"><text:span text:style-name="T226"><text:s text:c="4"/></text:span><text:span text:style-name="T227">students[</text:span><text:span text:style-name="T228">2</text:span><text:span text:style-name="T229">].</text:span><text:span text:style-name="T230">studentId</text:span><text:span text:style-name="T231">=</text:span><text:span text:style-name="T232">3</text:span><text:span text:style-name="T233">;</text:span></text:p>
            <text:p text:style-name="PreformattedText"><text:span text:style-name="T234"><text:s text:c="4"/></text:span><text:span text:style-name="T235">strcpy(students[</text:span><text:span text:style-name="T236">2</text:span><text:span text:style-name="T237">].</text:span><text:span text:style-name="T238">studentName</text:span><text:span text:style-name="T239">,</text:span><text:span text:style-name="T240"><text:s/></text:span><text:span text:style-name="T241">"Veli"</text:span><text:span text:style-name="T242">);</text:span></text:p>
            <text:p text:style-name="PreformattedText"><text:span text:style-name="T243"><text:s text:c="4"/></text:span><text:span text:style-name="T244">students[</text:span><text:span text:style-name="T245">3</text:span><text:span text:style-name="T246">].</text:span><text:span text:style-name="T247">studentId</text:span><text:span text:style-name="T248">=</text:span><text:span text:style-name="T249">4</text:span><text:span text:style-name="T250">;</text:span></text:p>
            <text:p text:style-name="PreformattedText"><text:span text:style-name="T251"><text:s text:c="4"/></text:span><text:span text:style-name="T252">strcpy(students[</text:span><text:span text:style-name="T253">3</text:span><text:span text:style-name="T254">].</text:span><text:span text:style-name="T255">studentName</text:span><text:span text:style-name="T256">,</text:span><text:span text:style-name="T257"><text:s/></text:span><text:span text:style-name="T258">"Lale"</text:span><text:span text:style-name="T259">);</text:span></text:p>
            <text:p text:style-name="PreformattedText"><text:span text:style-name="T260"><text:s text:c="4"/></text:span><text:span text:style-name="T261">students[</text:span><text:span text:style-name="T262">4</text:span><text:span text:style-name="T263">].</text:span><text:span text:style-name="T264">studentId</text:span><text:span text:style-name="T265">=</text:span><text:span text:style-name="T266">5</text:span><text:span text:style-name="T267">;</text:span></text:p>
            <text:p text:style-name="PreformattedText"><text:span text:style-name="T268"><text:s text:c="4"/></text:span><text:span text:style-name="T269">strcpy(students[</text:span><text:span text:style-name="T270">4</text:span><text:span text:style-name="T271">].</text:span><text:span text:style-name="T272">studentName</text:span><text:span text:style-name="T273">,</text:span><text:span text:style-name="T274"><text:s/></text:span><text:span text:style-name="T275">"Selami"</text:span><text:span text:style-name="T276">);</text:span></text:p>
            <text:p text:style-name="PreformattedText"><text:span text:style-name="T277"><text:s text:c="4"/></text:span><text:span text:style-name="T278">students[</text:span><text:span text:style-name="T279">5</text:span><text:span text:style-name="T280">].</text:span><text:span text:style-name="T281">studentId</text:span><text:span text:style-name="T282">=</text:span><text:span text:style-name="T283">6</text:span><text:span text:style-name="T284">;</text:span></text:p>
            <text:p text:style-name="PreformattedText"><text:span text:style-name="T285"><text:s text:c="4"/></text:span><text:span text:style-name="T286">strcpy(students[</text:span><text:span text:style-name="T287">5</text:span><text:span text:style-name="T288">].</text:span><text:span text:style-name="T289">studentName</text:span><text:span text:style-name="T290">,</text:span><text:span text:style-name="T291"><text:s/></text:span><text:span text:style-name="T292">"Hale"</text:span><text:span text:style-name="T293">);</text:span></text:p>
            <text:p text:style-name="PreformattedText"><text:span text:style-name="T294"><text:s text:c="4"/></text:span><text:span text:style-name="T295">students[</text:span><text:span text:style-name="T296">6</text:span><text:span text:style-name="T297">].</text:span><text:span text:style-name="T298">studentId</text:span><text:span text:style-name="T299">=</text:span><text:span text:style-name="T300">7</text:span><text:span text:style-name="T301">;</text:span></text:p>
            <text:p text:style-name="P302"><text:span text:style-name="T303"><text:s text:c="4"/></text:span><text:span text:style-name="T304">strcpy(students[</text:span><text:span text:style-name="T305">6</text:span><text:span text:style-name="T306">].</text:span><text:span text:style-name="T307">studentName</text:span><text:span text:style-name="T308">,</text:span><text:span text:style-name="T309"><text:s/></text:span><text:span text:style-name="T310">"Deniz"</text:span><text:span text:style-name="T311">);</text:span></text:p>
            <text:p text:style-name="PreformattedText"><text:span text:style-name="T312"><text:s text:c="4"/></text:span><text:span text:style-name="T313">printf(</text:span><text:span text:style-name="T314">"\n==== LO</text:span><text:span text:style-name="T315">W LEVEL FILE I/O =====\n"</text:span><text:span text:style-name="T316">);</text:span></text:p>
            <text:p text:style-name="PreformattedText"><text:span text:style-name="T317"><text:s text:c="4"/></text:span><text:span text:style-name="T318">writeStudentsUsingLowLevelIO(students,</text:span><text:span text:style-name="T319"><text:s/></text:span><text:span text:style-name="T320">7</text:span><text:span text:style-name="T321">,</text:span><text:span text:style-name="T322"><text:s/></text:span><text:span text:style-name="T323">"low_level.dat"</text:span><text:span text:style-name="T324">);</text:span></text:p>
            <text:p text:style-name="PreformattedText"><text:span text:style-name="T325"><text:s text:c="4"/></text:span><text:span text:style-name="T326">readStudentsUsingLowLevelIO(</text:span><text:span text:style-name="T327">"low_level.dat"</text:span><text:span text:style-name="T328">);</text:span></text:p>
            <text:p text:style-name="PreformattedText"><text:span text:style-name="T329"><text:s text:c="4"/></text:span><text:span text:style-name="T330">printf(</text:span><text:span text:style-name="T331">"\n====== C TEXT STREAMS =======\n"</text:span><text:span text:style-name="T332">);</text:span></text:p>
            <text:p text:style-name="PreformattedText"><text:span text:style-name="T333"><text:s text:c="4"/></text:span><text:span text:style-name="T334">writeStudentsUsingCText(students,</text:span><text:span text:style-name="T335"><text:s/></text:span><text:span text:style-name="T336">7</text:span><text:span text:style-name="T337">,</text:span><text:span text:style-name="T338"><text:s/></text:span><text:span text:style-name="T339">"c_text.dat"</text:span><text:span text:style-name="T340">);</text:span></text:p>
            <text:p text:style-name="PreformattedText"><text:span text:style-name="T341"><text:s text:c="4"/></text:span><text:span text:style-name="T342">readStudentsUsingCText(</text:span><text:span text:style-name="T343">"c_text.dat"</text:span><text:span text:style-name="T344">);</text:span></text:p>
            <text:p text:style-name="PreformattedText"><text:span text:style-name="T345"><text:s text:c="4"/></text:span><text:span text:style-name="T346">printf(</text:span><text:span text:style-name="T347">"\n===== C BINARY STREAMS ======\n"</text:span><text:span text:style-name="T348">);</text:span></text:p>
            <text:p text:style-name="PreformattedText"><text:span text:style-name="T349"><text:s text:c="4"/></text:span><text:span text:style-name="T350">writeStudentsUsingCBin(students,</text:span><text:span text:style-name="T351"><text:s/></text:span><text:span text:style-name="T352">7</text:span><text:span text:style-name="T353">,</text:span><text:span text:style-name="T354"><text:s/></text:span><text:span text:style-name="T355">"c_bin.dat"</text:span><text:span text:style-name="T356">);</text:span></text:p>
            <text:p text:style-name="PreformattedText"><text:span text:style-name="T357"><text:s text:c="4"/></text:span><text:span text:style-name="T358">readStudentsUsingCBin(</text:span><text:span text:style-name="T359">"c_bin.dat"</text:span><text:span text:style-name="T360">);</text:span></text:p>
            <text:p text:style-name="P361">}</text:p>
            <text:p text:style-name="PreformattedText"><text:span text:style-name="T362">void</text:span><text:span text:style-name="T363"><text:s/></text:span><text:span text:style-name="T364">printStudentData(</text:span><text:span text:style-name="T365">Student</text:span><text:span text:style-name="T366"><text:s/></text:span><text:span text:style-name="T367">student)</text:span><text:span text:style-name="T368"><text:s/></text:span><text:span text:style-name="T369">{</text:span></text:p>
            <text:p text:style-name="PreformattedText"><text:span text:style-name="T370"><text:s text:c="4"/></text:span><text:span text:style-name="T371">print</text:span><text:span text:style-name="T372">f(</text:span><text:span text:style-name="T373">"Student Information\n"</text:span><text:span text:style-name="T374">);</text:span></text:p>
            <text:p text:style-name="PreformattedText"><text:span text:style-name="T375"><text:s text:c="4"/></text:span><text:span text:style-name="T376">printf(</text:span><text:span text:style-name="T377">"ID: %d\n"</text:span><text:span text:style-name="T378">,</text:span><text:span text:style-name="T379"><text:s/></text:span><text:span text:style-name="T380">student.</text:span><text:span text:style-name="T381">studentId</text:span><text:span text:style-name="T382">);</text:span></text:p>
            <text:p text:style-name="PreformattedText"><text:span text:style-name="T383"><text:s text:c="4"/></text:span><text:span text:style-name="T384">printf(</text:span><text:span text:style-name="T385">"Name : %s\n"</text:span><text:span text:style-name="T386">,</text:span><text:span text:style-name="T387"><text:s/></text:span><text:span text:style-name="T388">student.</text:span><text:span text:style-name="T389">studentName</text:span><text:span text:style-name="T390">);</text:span></text:p>
            <text:p text:style-name="P391">}</text:p>
            <text:p text:style-name="PreformattedText"><text:span text:style-name="T392">void</text:span><text:span text:style-name="T393"><text:s/></text:span><text:span text:style-name="T394">writeStudentsUsingLowLevelIO(</text:span><text:span text:style-name="T395">Student</text:span><text:span text:style-name="T396"><text:s/></text:span><text:span text:style-name="T397">*students,</text:span><text:span text:style-name="T398"><text:s/></text:span><text:span text:style-name="T399">int</text:span><text:span text:style-name="T400"><text:s/></text:span><text:span text:style-name="T401">studentcount,</text:span><text:span text:style-name="T402"><text:s/></text:span><text:span text:style-name="T403">char</text:span><text:span text:style-name="T404"><text:s/></text:span><text:span text:style-name="T405">*filename)</text:span><text:span text:style-name="T406"><text:s/></text:span><text:span text:style-name="T407">{</text:span></text:p>
            <text:p text:style-name="PreformattedText"><text:span text:style-name="T408"><text:s text:c="4"/></text:span><text:span text:style-name="T409">int</text:span><text:span text:style-name="T410"><text:s/></text:span><text:span text:style-name="T411">fd</text:span><text:span text:style-name="T412"><text:s/></text:span><text:span text:style-name="T413">=</text:span><text:span text:style-name="T414"><text:s/></text:span><text:span text:style-name="T415">open(filename,</text:span><text:span text:style-name="T416"><text:s/></text:span><text:span text:style-name="T417">O_WRONLY</text:span><text:span text:style-name="T418">|</text:span><text:span text:style-name="T419">O_TRUNC</text:span><text:span text:style-name="T420">|</text:span><text:span text:style-name="T421">O_CREAT</text:span><text:span text:style-name="T422">);</text:span></text:p>
            <text:p text:style-name="PreformattedText"><text:span text:style-name="T423"><text:s text:c="4"/></text:span><text:span text:style-name="T424">if</text:span><text:span text:style-name="T425">(fd&lt;</text:span><text:span text:style-name="T426">0</text:span><text:span text:style-name="T427">)</text:span><text:span text:style-name="T428"><text:s/></text:span><text:span text:style-name="T429">{</text:span></text:p>
            <text:p text:style-name="PreformattedText"><text:span text:style-name="T430"><text:s text:c="8"/></text:span><text:span text:style-name="T431">printf(</text:span><text:span text:style-name="T432">"Error while opening file!"</text:span><text:span text:style-name="T433">);</text:span></text:p>
            <text:p text:style-name="PreformattedText"><text:span text:style-name="T434"><text:s text:c="8"/></text:span><text:span text:style-name="T435">return</text:span><text:span text:style-name="T436">;</text:span></text:p>
            <text:p text:style-name="PreformattedText"><text:span text:style-name="T437"><text:s text:c="4"/></text:span><text:span text:style-name="T438">}</text:span></text:p>
            <text:p text:style-name="PreformattedText"><text:span text:style-name="T439"><text:s text:c="4"/></text:span><text:span text:style-name="T440">write</text:span><text:span text:style-name="T441">(fd,</text:span><text:span text:style-name="T442"><text:s/></text:span><text:span text:style-name="T443">students,</text:span><text:span text:style-name="T444"><text:s/></text:span><text:span text:style-name="T445">REC_SIZE</text:span><text:span text:style-name="T446">*studentcount);</text:span></text:p>
            <text:p text:style-name="PreformattedText"><text:span text:style-name="T447"><text:s text:c="4"/></text:span><text:span text:style-name="T448">close</text:span><text:span text:style-name="T449">(fd);</text:span></text:p>
            <text:p text:style-name="PreformattedText"><text:span text:style-name="T450"><text:s text:c="4"/></text:span><text:span text:style-name="T451">chmod(filename,</text:span><text:span text:style-name="T452"><text:s/></text:span><text:span text:style-name="T453">S_IRWXU</text:span><text:span text:style-name="T454">);</text:span></text:p>
            <text:p text:style-name="P455">}</text:p>
            <text:p text:style-name="PreformattedText"><text:span text:style-name="T456">void</text:span><text:span text:style-name="T457"><text:s/></text:span><text:span text:style-name="T458">readStudentsUsingLowLevelIO(</text:span><text:span text:style-name="T459">char</text:span><text:span text:style-name="T460"><text:s/></text:span><text:span text:style-name="T461">*filename)</text:span><text:span text:style-name="T462"><text:s/></text:span><text:span text:style-name="T463">{</text:span></text:p>
            <text:p text:style-name="PreformattedText"><text:span text:style-name="T464"><text:s text:c="4"/></text:span><text:span text:style-name="T465">int</text:span><text:span text:style-name="T466"><text:s/></text:span><text:span text:style-name="T467">fd</text:span><text:span text:style-name="T468"><text:s/></text:span><text:span text:style-name="T469">=</text:span><text:span text:style-name="T470"><text:s/></text:span><text:span text:style-name="T471">open(filename,</text:span><text:span text:style-name="T472"><text:s/></text:span><text:span text:style-name="T473">O_RDONLY</text:span><text:span text:style-name="T474">);</text:span></text:p>
            <text:p text:style-name="PreformattedText"><text:span text:style-name="T475"><text:s text:c="4"/></text:span><text:span text:style-name="T476">if</text:span><text:span text:style-name="T477">(fd&lt;</text:span><text:span text:style-name="T478">0</text:span><text:span text:style-name="T479">)</text:span><text:span text:style-name="T480"><text:s/></text:span><text:span text:style-name="T481">{</text:span></text:p>
            <text:p text:style-name="PreformattedText"><text:span text:style-name="T482"><text:s text:c="8"/></text:span><text:span text:style-name="T483">printf(</text:span><text:span text:style-name="T484">"Error while opening file!"</text:span><text:span text:style-name="T485">);</text:span></text:p>
            <text:p text:style-name="PreformattedText"><text:span text:style-name="T486"><text:s text:c="8"/></text:span><text:span text:style-name="T487">return</text:span><text:span text:style-name="T488">;</text:span></text:p>
            <text:p text:style-name="PreformattedText"><text:span text:style-name="T489"><text:s text:c="4"/></text:span><text:span text:style-name="T490">}</text:span></text:p>
            <text:p text:style-name="PreformattedText"><text:span text:style-name="T491"><text:s text:c="4"/></text:span><text:span text:style-name="T492">Student</text:span><text:span text:style-name="T493"><text:s/></text:span><text:span text:style-name="T494">data;</text:span></text:p>
            <text:p text:style-name="PreformattedText"><text:span text:style-name="T495"><text:s text:c="4"/></text:span><text:span text:style-name="T496">while</text:span><text:span text:style-name="T497">(</text:span><text:span text:style-name="T498">read</text:span><text:span text:style-name="T499">(fd,&amp;data,</text:span><text:span text:style-name="T500"><text:s/></text:span><text:span text:style-name="T501">REC_SIZE</text:span><text:span text:style-name="T502">)&gt;</text:span><text:span text:style-name="T503">0</text:span><text:span text:style-name="T504">)</text:span><text:span text:style-name="T505"><text:s/></text:span><text:span text:style-name="T506">{</text:span></text:p>
            <text:p text:style-name="PreformattedText"><text:span text:style-name="T507"><text:s text:c="8"/></text:span><text:span text:style-name="T508">printStudentData(data);</text:span></text:p>
            <text:p text:style-name="PreformattedText"><text:span text:style-name="T509"><text:s text:c="4"/></text:span><text:span text:style-name="T510">}</text:span></text:p>
            <text:p text:style-name="PreformattedText"><text:span text:style-name="T511"><text:s text:c="4"/></text:span><text:span text:style-name="T512">close</text:span><text:span text:style-name="T513">(fd);</text:span></text:p>
            <text:p text:style-name="P514">}</text:p>
            <text:soft-page-break/>
            <text:p text:style-name="PreformattedText"><text:span text:style-name="T515">void</text:span><text:span text:style-name="T516"><text:s/></text:span><text:span text:style-name="T517">writeStudentsUsingCText(</text:span><text:span text:style-name="T518">Student</text:span><text:span text:style-name="T519"><text:s/></text:span><text:span text:style-name="T520">*students,</text:span><text:span text:style-name="T521"><text:s/></text:span><text:span text:style-name="T522">int</text:span><text:span text:style-name="T523"><text:s/></text:span><text:span text:style-name="T524">studentcount,</text:span><text:span text:style-name="T525"><text:s/></text:span><text:span text:style-name="T526">char</text:span><text:span text:style-name="T527"><text:s/></text:span><text:span text:style-name="T528">*f</text:span><text:span text:style-name="T529">ilename)</text:span><text:span text:style-name="T530"><text:s/></text:span><text:span text:style-name="T531">{</text:span></text:p>
            <text:p text:style-name="PreformattedText"><text:span text:style-name="T532"><text:s text:c="4"/></text:span><text:span text:style-name="T533">int</text:span><text:span text:style-name="T534"><text:s/></text:span><text:span text:style-name="T535">i;</text:span></text:p>
            <text:p text:style-name="PreformattedText"><text:span text:style-name="T536"><text:s text:c="4"/></text:span><text:span text:style-name="T537">FILE</text:span><text:span text:style-name="T538"><text:s/></text:span><text:span text:style-name="T539">*fp</text:span><text:span text:style-name="T540"><text:s/></text:span><text:span text:style-name="T541">=</text:span><text:span text:style-name="T542"><text:s/></text:span><text:span text:style-name="T543">fopen(filename,</text:span><text:span text:style-name="T544"><text:s/></text:span><text:span text:style-name="T545">"w"</text:span><text:span text:style-name="T546">);</text:span></text:p>
            <text:p text:style-name="PreformattedText"><text:span text:style-name="T547"><text:s text:c="4"/></text:span><text:span text:style-name="T548">if</text:span><text:span text:style-name="T549">(!fp)</text:span><text:span text:style-name="T550"><text:s/></text:span><text:span text:style-name="T551">{</text:span></text:p>
            <text:p text:style-name="PreformattedText"><text:span text:style-name="T552"><text:s text:c="8"/></text:span><text:span text:style-name="T553">printf(</text:span><text:span text:style-name="T554">"Could not open file!"</text:span><text:span text:style-name="T555">);</text:span></text:p>
            <text:p text:style-name="PreformattedText"><text:span text:style-name="T556"><text:s text:c="8"/></text:span><text:span text:style-name="T557">return</text:span><text:span text:style-name="T558">;</text:span></text:p>
            <text:p text:style-name="PreformattedText"><text:span text:style-name="T559"><text:s text:c="4"/></text:span><text:span text:style-name="T560">}</text:span></text:p>
            <text:p text:style-name="PreformattedText"><text:span text:style-name="T561"><text:s text:c="4"/></text:span><text:span text:style-name="T562">for</text:span><text:span text:style-name="T563">(i=</text:span><text:span text:style-name="T564">0</text:span><text:span text:style-name="T565">;i&lt;studentcount;i++)</text:span><text:span text:style-name="T566"><text:s/></text:span><text:span text:style-name="T567">{</text:span></text:p>
            <text:p text:style-name="PreformattedText"><text:span text:style-name="T568"><text:s text:c="8"/></text:span><text:span text:style-name="T569">fprintf(fp,</text:span><text:span text:style-name="T570"><text:s/></text:span><text:span text:style-name="T571">"%s %d\n"</text:span><text:span text:style-name="T572">,</text:span><text:span text:style-name="T573"><text:s/></text:span><text:span text:style-name="T574">students[i].</text:span><text:span text:style-name="T575">studentName</text:span><text:span text:style-name="T576">,</text:span><text:span text:style-name="T577"><text:s/></text:span><text:span text:style-name="T578">students[i].</text:span><text:span text:style-name="T579">studentId</text:span><text:span text:style-name="T580">);</text:span></text:p>
            <text:p text:style-name="PreformattedText"><text:span text:style-name="T581"><text:s text:c="4"/></text:span><text:span text:style-name="T582">}</text:span></text:p>
            <text:p text:style-name="PreformattedText"><text:span text:style-name="T583"><text:s text:c="4"/></text:span><text:span text:style-name="T584">fclose(fp);</text:span></text:p>
            <text:p text:style-name="P585">}</text:p>
            <text:p text:style-name="PreformattedText"><text:span text:style-name="T586">void</text:span><text:span text:style-name="T587"><text:s/></text:span><text:span text:style-name="T588">readStudentsUsingCText(</text:span><text:span text:style-name="T589">char</text:span><text:span text:style-name="T590"><text:s/></text:span><text:span text:style-name="T591">*filename)</text:span><text:span text:style-name="T592"><text:s/></text:span><text:span text:style-name="T593">{</text:span></text:p>
            <text:p text:style-name="PreformattedText"><text:span text:style-name="T594"><text:s text:c="4"/></text:span><text:span text:style-name="T595">FIL</text:span><text:span text:style-name="T596">E</text:span><text:span text:style-name="T597"><text:s/></text:span><text:span text:style-name="T598">*fp</text:span><text:span text:style-name="T599"><text:s/></text:span><text:span text:style-name="T600">=</text:span><text:span text:style-name="T601"><text:s/></text:span><text:span text:style-name="T602">fopen(filename,</text:span><text:span text:style-name="T603"><text:s/></text:span><text:span text:style-name="T604">"r"</text:span><text:span text:style-name="T605">);</text:span></text:p>
            <text:p text:style-name="PreformattedText"><text:span text:style-name="T606"><text:s text:c="4"/></text:span><text:span text:style-name="T607">if</text:span><text:span text:style-name="T608">(!fp)</text:span><text:span text:style-name="T609"><text:s/></text:span><text:span text:style-name="T610">{</text:span></text:p>
            <text:p text:style-name="PreformattedText"><text:span text:style-name="T611"><text:s text:c="8"/></text:span><text:span text:style-name="T612">printf(</text:span><text:span text:style-name="T613">"Could not open file!"</text:span><text:span text:style-name="T614">);</text:span></text:p>
            <text:p text:style-name="PreformattedText"><text:span text:style-name="T615"><text:s text:c="8"/></text:span><text:span text:style-name="T616">return</text:span><text:span text:style-name="T617">;</text:span></text:p>
            <text:p text:style-name="PreformattedText"><text:span text:style-name="T618"><text:s text:c="4"/></text:span><text:span text:style-name="T619">}</text:span></text:p>
            <text:p text:style-name="PreformattedText"><text:span text:style-name="T620"><text:s text:c="4"/></text:span><text:span text:style-name="T621">Student</text:span><text:span text:style-name="T622"><text:s/></text:span><text:span text:style-name="T623">data;</text:span></text:p>
            <text:p text:style-name="PreformattedText"><text:span text:style-name="T624"><text:s text:c="3"/>//</text:span><text:span text:style-name="T625">...</text:span></text:p>
            <text:p text:style-name="PreformattedText"><text:span text:style-name="T626"><text:s text:c="4"/></text:span><text:span text:style-name="T627">fclose(fp);</text:span></text:p>
            <text:p text:style-name="P628">}</text:p>
            <text:p text:style-name="PreformattedText"><text:span text:style-name="T629">void</text:span><text:span text:style-name="T630"><text:s/></text:span><text:span text:style-name="T631">writeStudentsUsingCBin(</text:span><text:span text:style-name="T632">Student</text:span><text:span text:style-name="T633"><text:s/></text:span><text:span text:style-name="T634">*students,</text:span><text:span text:style-name="T635"><text:s/></text:span><text:span text:style-name="T636">int</text:span><text:span text:style-name="T637"><text:s/></text:span><text:span text:style-name="T638">studentcount,</text:span><text:span text:style-name="T639"><text:s/></text:span><text:span text:style-name="T640">char</text:span><text:span text:style-name="T641"><text:s/></text:span><text:span text:style-name="T642">*filename)</text:span><text:span text:style-name="T643"><text:s/></text:span><text:span text:style-name="T644">{</text:span></text:p>
            <text:p text:style-name="PreformattedText"><text:span text:style-name="T645"><text:s text:c="4"/></text:span><text:span text:style-name="T646">FILE</text:span><text:span text:style-name="T647"><text:s/></text:span><text:span text:style-name="T648">*fp</text:span><text:span text:style-name="T649"><text:s/></text:span><text:span text:style-name="T650">=</text:span><text:span text:style-name="T651"><text:s/></text:span><text:span text:style-name="T652">fopen(filename,</text:span><text:span text:style-name="T653"><text:s/></text:span><text:span text:style-name="T654">"wb"</text:span><text:span text:style-name="T655">);</text:span></text:p>
            <text:p text:style-name="PreformattedText"><text:span text:style-name="T656"><text:s text:c="4"/></text:span><text:span text:style-name="T657">if</text:span><text:span text:style-name="T658">(!fp)</text:span><text:span text:style-name="T659"><text:s/></text:span><text:span text:style-name="T660">{</text:span></text:p>
            <text:p text:style-name="PreformattedText"><text:span text:style-name="T661"><text:s text:c="8"/></text:span><text:span text:style-name="T662">printf(</text:span><text:span text:style-name="T663">"Could not open file"</text:span><text:span text:style-name="T664">);</text:span></text:p>
            <text:p text:style-name="PreformattedText"><text:span text:style-name="T665"><text:s text:c="8"/></text:span><text:span text:style-name="T666">return</text:span><text:span text:style-name="T667">;</text:span></text:p>
            <text:p text:style-name="PreformattedText"><text:span text:style-name="T668"><text:s text:c="4"/></text:span><text:span text:style-name="T669">}</text:span></text:p>
            <text:p text:style-name="PreformattedText"><text:span text:style-name="T670"><text:s text:c="3"/>//</text:span><text:span text:style-name="T671">...</text:span></text:p>
            <text:p text:style-name="PreformattedText"><text:span text:style-name="T672"><text:s text:c="4"/></text:span><text:span text:style-name="T673">fclose(fp);</text:span></text:p>
            <text:p text:style-name="P674">}</text:p>
            <text:p text:style-name="PreformattedText"><text:span text:style-name="T675">void</text:span><text:span text:style-name="T676"><text:s/></text:span><text:span text:style-name="T677">readStudentsUsingCBin(</text:span><text:span text:style-name="T678">char</text:span><text:span text:style-name="T679"><text:s/></text:span><text:span text:style-name="T680">*filename)</text:span><text:span text:style-name="T681"><text:s/></text:span><text:span text:style-name="T682">{</text:span></text:p>
            <text:p text:style-name="PreformattedText"><text:span text:style-name="T683"><text:s text:c="4"/></text:span><text:span text:style-name="T684">FILE</text:span><text:span text:style-name="T685"><text:s/></text:span><text:span text:style-name="T686">*fp</text:span><text:span text:style-name="T687"><text:s/></text:span><text:span text:style-name="T688">=</text:span><text:span text:style-name="T689"><text:s/></text:span><text:span text:style-name="T690">fopen(filename,</text:span><text:span text:style-name="T691"><text:s/></text:span><text:span text:style-name="T692">"rb"</text:span><text:span text:style-name="T693">);</text:span></text:p>
            <text:p text:style-name="PreformattedText"><text:span text:style-name="T694"><text:s text:c="4"/></text:span><text:span text:style-name="T695">Student</text:span><text:span text:style-name="T696"><text:s/></text:span><text:span text:style-name="T697">data;</text:span></text:p>
            <text:p text:style-name="PreformattedText"><text:span text:style-name="T698"><text:s text:c="4"/></text:span><text:span text:style-name="T699">if</text:span><text:span text:style-name="T700">(!fp)</text:span><text:span text:style-name="T701"><text:s/></text:span><text:span text:style-name="T702">{</text:span></text:p>
            <text:p text:style-name="PreformattedText"><text:span text:style-name="T703"><text:s text:c="8"/></text:span><text:span text:style-name="T704">printf(</text:span><text:span text:style-name="T705">"Could not open file"</text:span><text:span text:style-name="T706">);</text:span></text:p>
            <text:p text:style-name="PreformattedText"><text:span text:style-name="T707"><text:s text:c="8"/></text:span><text:span text:style-name="T708">return</text:span><text:span text:style-name="T709">;</text:span></text:p>
            <text:p text:style-name="PreformattedText"><text:span text:style-name="T710"><text:s text:c="4"/></text:span><text:span text:style-name="T711">}</text:span></text:p>
            <text:p text:style-name="PreformattedText"><text:span text:style-name="T712"><text:s text:c="4"/></text:span><text:span text:style-name="T713">fread(&amp;data,</text:span><text:span text:style-name="T714"><text:s/></text:span><text:span text:style-name="T715">REC_SIZE</text:span><text:span text:style-name="T716">,</text:span><text:span text:style-name="T717"><text:s/></text:span><text:span text:style-name="T718">1</text:span><text:span text:style-name="T719">,</text:span><text:span text:style-name="T720"><text:s/></text:span><text:span text:style-name="T721">fp);</text:span></text:p>
            <text:p text:style-name="PreformattedText"><text:span text:style-name="T722"><text:s text:c="4"/></text:span><text:span text:style-name="T723">while</text:span><text:span text:style-name="T724">(!feof(fp))</text:span><text:span text:style-name="T725"><text:s/></text:span><text:span text:style-name="T726">{</text:span></text:p>
            <text:p text:style-name="PreformattedText"><text:span text:style-name="T727"><text:s text:c="8"/></text:span><text:span text:style-name="T728">printStudentData(data);</text:span></text:p>
            <text:p text:style-name="PreformattedText"><text:span text:style-name="T729"><text:s text:c="8"/></text:span><text:span text:style-name="T730">fread(&amp;data,</text:span><text:span text:style-name="T731"><text:s/></text:span><text:span text:style-name="T732">REC_SIZE</text:span><text:span text:style-name="T733">,</text:span><text:span text:style-name="T734"><text:s/></text:span><text:span text:style-name="T735">1</text:span><text:span text:style-name="T736">,</text:span><text:span text:style-name="T737"><text:s/></text:span><text:span text:style-name="T738">fp);</text:span></text:p>
            <text:p text:style-name="PreformattedText"><text:span text:style-name="T739"><text:s text:c="4"/></text:span><text:span text:style-name="T740">}</text:span></text:p>
            <text:p text:style-name="PreformattedText"><text:span text:style-name="T741"><text:s text:c="4"/></text:span><text:span text:style-name="T742">fclose(fp);</text:span></text:p>
            <text:p text:style-name="P743">}</text:p>
            <text:p text:style-name="PreformattedText"/>
          </table:table-cell>
        </table:table-row>
      </table:table>
      <text:p text:style-name="Standard"/>
      <text:p text:style-name="Standard"/>
      <text:p text:style-name="P744">Flags for Open:</text:p>
      <text:list text:style-name="WWNum4" text:continue-numbering="true">
        <text:list-item>
          <text:list>
            <text:list-item>
              <text:list>
                <text:list-item>
                  <text:p text:style-name="P745">O_RDONLY</text:p>
                </text:list-item>
              </text:list>
            </text:list-item>
          </text:list>
        </text:list-item>
      </text:list>
      <text:p text:style-name="P746">Open for reading only.</text:p>
      <text:p text:style-name="P747"/>
      <text:soft-page-break/>
      <text:p text:style-name="P748">O_WRONLY</text:p>
      <text:p text:style-name="P749">Open for writing only.</text:p>
      <text:p text:style-name="P750"/>
      <text:p text:style-name="P751">O_RDWR</text:p>
      <text:p text:style-name="P752">Open for reading and writing</text:p>
      <text:p text:style-name="P753"/>
      <text:p text:style-name="P754">O_TRUNC</text:p>
      <text:p text:style-name="P755">If the file exists and is a regular file, and the file is successfully opened O_RDWR or O_WRONLY, its length is<text:s/>truncated to 0 and the mode and owner are unchanged.</text:p>
      <text:p text:style-name="P756"/>
      <text:p text:style-name="P757">Fopen Modes:</text:p>
      <text:p text:style-name="P758"/>
      <text:p text:style-name="P759"><text:s text:c="7"/>r <text:s text:c="5"/>Open text file for reading. <text:s/>The stream is positioned at the</text:p>
      <text:p text:style-name="P760"><text:s text:c="14"/>beginning of the file.</text:p>
      <text:p text:style-name="P761"/>
      <text:p text:style-name="P762"><text:s text:c="7"/>r+ <text:s text:c="4"/>Open for reading and writing. <text:s/>The stream is positioned at the</text:p>
      <text:p text:style-name="P763"><text:s text:c="14"/>beginning of the file.</text:p>
      <text:p text:style-name="P764"/>
      <text:p text:style-name="P765"><text:s text:c="7"/>w <text:s text:c="5"/>Truncate file to zero length or create text file for writing.</text:p>
      <text:p text:style-name="P766"><text:s text:c="14"/>The stream is positioned at the beginning of the file.</text:p>
      <text:p text:style-name="P767"/>
      <text:p text:style-name="P768"><text:s text:c="7"/>w+ <text:s text:c="4"/>Open for reading and writing. <text:s/>The file is created if it does</text:p>
      <text:p text:style-name="P769"><text:s text:c="14"/>not exist, otherwise it is truncated. <text:s/>The stream is</text:p>
      <text:p text:style-name="P770"><text:s text:c="14"/>positioned at the beginning of the file.</text:p>
      <text:p text:style-name="P771"/>
      <text:p text:style-name="P772"><text:s text:c="7"/>a <text:s text:c="5"/>Open for appending (writing at end of file). <text:s/>The file is</text:p>
      <text:p text:style-name="P773"><text:s text:c="14"/>created if it does not exist. <text:s/>The<text:s/>stream is positioned at the</text:p>
      <text:p text:style-name="P774"><text:s text:c="14"/>end of the file.</text:p>
      <text:p text:style-name="P775"/>
      <text:p text:style-name="P776"><text:s text:c="7"/>a+ <text:s text:c="4"/>Open for reading and appending (writing at end of file). <text:s/>The</text:p>
      <text:p text:style-name="P777"><text:s text:c="14"/>file is created if it does not exist. <text:s/>The initial file</text:p>
      <text:p text:style-name="P778"><text:s text:c="14"/>position for reading is at the beginning of the file, but</text:p>
      <text:p text:style-name="P779"><text:s text:c="14"/>output is always appended to the end of the file.</text:p>
      <text:p text:style-name="P780"><text:span text:style-name="T781">Some File Related Functions:</text:span></text:p>
      <text:p text:style-name="P782">fseek()</text:p>
      <text:p text:style-name="P783">Description</text:p>
      <text:p text:style-name="P784">The C library function int fseek(FILE *stream, long int offset, int whence) sets the file position of the stream to the given offset.</text:p>
      <text:p text:style-name="P785"/>
      <text:p text:style-name="P786">Declaration</text:p>
      <text:p text:style-name="P787">Following is the declaration for fseek() function.</text:p>
      <text:p text:style-name="P788"/>
      <text:p text:style-name="P789">int fseek(FILE *stream, long int offset, int whence)</text:p>
      <text:p text:style-name="P790">Parameters</text:p>
      <text:p text:style-name="P791">stream -- This is the pointer to a FILE object that identifies the stream.</text:p>
      <text:p text:style-name="P792"/>
      <text:p text:style-name="P793">offset -- This is the number of bytes<text:s/>to offset from whence.</text:p>
      <text:p text:style-name="P794"/>
      <text:p text:style-name="P795">whence -- This is the position from where offset is added. It is specified by one of the following constants:</text:p>
      <text:p text:style-name="P796"/>
      <text:p text:style-name="P797">Constant<text:tab/>Description</text:p>
      <text:soft-page-break/>
      <text:p text:style-name="P798">SEEK_SET<text:tab/>Beginning of file</text:p>
      <text:p text:style-name="P799">SEEK_CUR<text:tab/>Current position of the file pointer</text:p>
      <text:p text:style-name="P800">SEEK_END<text:tab/>End of file</text:p>
      <text:p text:style-name="P801"/>
      <text:p text:style-name="P802">Return Value</text:p>
      <text:p text:style-name="P803">This function returns zero if successful, else it returns nonzero value.</text:p>
      <text:p text:style-name="P804">ftell()</text:p>
      <text:p text:style-name="P805"><text:span text:style-name="T806">Descriptio</text:span>n</text:p>
      <text:p text:style-name="P807">The C library function long int ftell(FILE *stream) returns the current file position of the given stream.</text:p>
      <text:p text:style-name="P808"/>
      <text:p text:style-name="P809">Declaration</text:p>
      <text:p text:style-name="P810">Following is the declaration for<text:s/>ftell() function.</text:p>
      <text:p text:style-name="P811"/>
      <text:p text:style-name="P812">long int ftell(FILE *stream)</text:p>
      <text:p text:style-name="P813"/>
      <text:p text:style-name="P814">Parameters</text:p>
      <text:p text:style-name="P815">stream -- This is the pointer to a FILE object that identifies the stream.</text:p>
      <text:p text:style-name="P816"/>
      <text:p text:style-name="P817">Return Value</text:p>
      <text:p text:style-name="P818">This function returns the current value of the position indicator. If an error occurs, -1L is returned, and<text:s/>the global variable errno is set to a positive value.</text:p>
      <text:p text:style-name="P819"/>
      <text:list text:style-name="WWNum4" text:continue-numbering="true">
        <text:list-item>
          <text:list>
            <text:list-item>
              <text:list>
                <text:list-item>
                  <text:p text:style-name="P820"/>
                </text:list-item>
              </text:list>
            </text:list-item>
          </text:list>
        </text:list-item>
      </text:list>
      <text:list text:style-name="WWNum4" text:continue-numbering="true">
        <text:list-item>
          <text:list>
            <text:list-item>
              <text:list>
                <text:list-item>
                  <text:p text:style-name="P821">Tasks</text:p>
                </text:list-item>
              </text:list>
            </text:list-item>
          </text:list>
        </text:list-item>
      </text:list>
      <text:p text:style-name="Standard"><text:span text:style-name="T822">Task 1-</text:span><text:span text:style-name="T823"><text:s/>Complete the blank(dotted) lines.</text:span></text:p>
      <table:table table:style-name="Table824">
        <table:table-columns>
          <table:table-column table:style-name="TableColumn825"/>
        </table:table-columns>
        <table:table-row table:style-name="TableRow826">
          <table:table-cell table:style-name="TableCell827"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<text:span text:style-name="T828">Task 2-</text:span><text:span text:style-name="T829"><text:s text:c="2"/>Add a new function that prints the size of the file by using C functions.</text:span></text:p>
      <table:table table:style-name="Table830">
        <table:table-columns>
          <table:table-column table:style-name="TableColumn831"/>
        </table:table-columns>
        <table:table-row table:style-name="TableRow832">
          <table:table-cell table:style-name="TableCell833"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<text:span text:style-name="T834">Task 3-</text:span><text:span text:style-name="T835"><text:s text:c="2"/>Add a new function that prints the student in the middle of the list.</text:span></text:p>
      <table:table table:style-name="Table836">
        <table:table-columns>
          <table:table-column table:style-name="TableColumn837"/>
        </table:table-columns>
        <table:table-row table:style-name="TableRow838">
          <table:table-cell table:style-name="TableCell839"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Courier 10 Pitch" svg:font-family="Courier 10 Pitch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88in" fo:line-height="115%">
        <style:tab-stops>
          <style:tab-stop style:type="left" style:position="0.4923in"/>
        </style:tab-stops>
      </style:paragraph-properties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ralıkYok" style:display-name="Aralık Yok" style:family="paragraph">
      <style:paragraph-properties fo:widows="2" fo:orphans="2" style:line-height-at-least="0.0694in">
        <style:tab-stops>
          <style:tab-stop style:type="left" style:position="0.4916in"/>
        </style:tab-stops>
      </style:paragraph-properties>
      <style:text-properties style:font-name="Calibri" style:font-name-asian="Times New Roman" style:font-name-complex="Times New Roman" fo:color="#00000A" fo:font-size="11pt" style:font-size-asian="11pt" style:font-size-complex="11pt" fo:language="tr" fo:country="TR" style:language-asian="tr" style:country-asian="TR" style:language-complex="ar" style:country-complex="SA" fo:hyphenate="false"/>
    </style:style>
    <style:style style:name="BalonMetni" style:display-name="Balon Metni" style:family="paragraph" style:parent-style-name="Standard">
      <style:paragraph-properties fo:margin-bottom="0in" style:line-height-at-least="0.0694in"/>
      <style:text-properties style:font-name="Tahoma" style:font-name-complex="Tahoma" fo:font-size="8pt" style:font-size-asian="8pt" style:font-size-complex="8pt" fo:hyphenate="false"/>
    </style:style>
    <style:style style:name="ListeParagraf" style:display-name="Liste Paragraf" style:family="paragraph" style:parent-style-name="Standard">
      <style:paragraph-properties fo:text-align="justify" fo:margin-left="0.5in">
        <style:tab-stops>
          <style:tab-stop style:type="left" style:position="-0.007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Standard">
      <style:paragraph-properties fo:margin-bottom="0in" style:line-height-at-least="0.0694in"/>
      <style:text-properties style:font-name="Tahoma" style:font-name-complex="Tahoma" fo:font-size="8pt" style:font-size-asian="8pt" style:font-size-complex="8pt" fo:hyphenate="false"/>
    </style:style>
    <style:style style:name="Subtitle" style:display-name="Subtitle" style:family="paragraph" style:parent-style-name="Standard" style:next-style-name="Textbody">
      <style:paragraph-properties fo:text-align="center"/>
      <style:text-properties style:font-name="Cambria" fo:font-style="italic" style:font-style-asian="italic" style:font-style-complex="italic" fo:color="#4F81BD" fo:letter-spacing="0.0104in" fo:hyphenate="false"/>
    </style:style>
    <style:style style:name="ListParagraph" style:display-name="List Paragraph" style:family="paragraph" style:parent-style-name="Standard">
      <style:paragraph-properties fo:margin-left="0.5in">
        <style:tab-stops>
          <style:tab-stop style:type="left" style:position="-0.0076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>
          <style:tab-stop style:type="left" style:position="0.2569in"/>
        </style:tab-stops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>
          <style:tab-stop style:type="left" style:position="0.2569in"/>
        </style:tab-stops>
      </style:paragraph-properties>
      <style:text-properties fo:font-size="10pt" style:font-size-asian="10pt" style:font-size-complex="10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>
          <style:tab-stop style:type="left" style:position="0.0986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VarsayılanParagrafYazıTipi" style:display-name="Varsayılan Paragraf Yazı Tipi" style:family="text"/>
    <style:style style:name="AralıkYokChar" style:display-name="Aralık Yok Char" style:family="text" style:parent-style-name="VarsayılanParagrafYazıTipi">
      <style:text-properties style:font-name-asian="Times New Roman" style:language-asian="tr" style:country-asian="TR"/>
    </style:style>
    <style:style style:name="BalonMetniChar" style:display-name="Balon Metni Char" style:family="text" style:parent-style-name="VarsayılanParagrafYazıTipi">
      <style:text-properties style:font-name="Tahoma" style:font-name-complex="Tahoma" fo:font-size="8pt" style:font-size-asian="8pt" style:font-size-complex="8pt"/>
    </style:style>
    <style:style style:name="Başlık1Char" style:display-name="Başlık 1 Char" style:family="text" style:parent-style-name="VarsayılanParagrafYazıTipi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aşlık2Char" style:display-name="Başlık 2 Char" style:family="text" style:parent-style-name="VarsayılanParagrafYazıTipi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şlık3Char" style:display-name="Başlık 3 Char" style:family="text" style:parent-style-name="VarsayılanParagrafYazıTipi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4Char" style:display-name="Heading 4 Char" style:family="text" style:parent-style-name="DefaultParagraphFont">
      <style:text-properties style:font-name="Cambria" fo:font-weight="bold" style:font-weight-asian="bold" style:font-weight-complex="bold" fo:font-style="italic" style:font-style-asian="italic" style:font-style-complex="italic" fo:color="#4F81BD"/>
    </style:style>
    <style:style style:name="SubtitleChar" style:display-name="Subtitle Char" style:family="text" style:parent-style-name="DefaultParagraphFont">
      <style:text-properties style:font-name="Cambria" fo:font-style="italic" style:font-style-asian="italic" style:font-style-complex="italic" fo:color="#4F81BD" fo:letter-spacing="0.0104in" fo:font-size="12pt" style:font-size-asian="12pt" style:font-size-complex="12pt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 fo:language="en" fo:country="US" style:language-asian="en" style:country-asian="US" style:language-complex="en" style:country-complex="US"/>
    </style:style>
    <style:style style:name="Endnoteanchor" style:display-name="Endnote anchor" style:family="text">
      <style:text-properties style:text-position="super 66.6%"/>
    </style:style>
    <style:style style:name="SourceText" style:display-name="Source Text" style:family="text">
      <style:text-properties style:font-name="DejaVu Sans Mono" style:font-name-asian="WenQuanYi Micro Hei" style:font-name-complex="Lohit Hindi"/>
    </style:style>
    <style:style style:name="Example" style:display-name="Example" style:family="text">
      <style:text-properties style:font-name="DejaVu Sans Mono" style:font-name-asian="WenQuanYi Micro Hei" style:font-name-complex="Lohit Hindi"/>
    </style: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4" style:display-name="WWNum4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9847in" fo:margin-bottom="0.0784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ata Organization and Management</dc:title>
    <dc:subject>XML  Validation and XSL Transformation in Qt</dc:subject>
    <meta:initial-creator>Tolga BERBER</meta:initial-creator>
    <dc:creator>ismail hakkı parlak</dc:creator>
    <meta:creation-date>2012-03-01T09:27:00Z</meta:creation-date>
    <dc:date>2016-04-14T09:48:00Z</dc:date>
    <meta:print-date>2012-03-01T08:48:00Z</meta:print-date>
    <meta:template xlink:href="Normal.dotm" xlink:type="simple"/>
    <meta:editing-cycles>32</meta:editing-cycles>
    <meta:editing-duration>PT1260S</meta:editing-duration>
    <meta:document-statistic meta:page-count="7" meta:paragraph-count="15" meta:word-count="1133" meta:character-count="7577" meta:row-count="53" meta:non-whitespace-character-count="6459"/>
  </office:meta>
</office:document-meta>
</file>